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tation serif" svg:font-family="'Libert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size="14pt" fo:language="ru" fo:country="RU" officeooo:rsid="00226405" officeooo:paragraph-rsid="002698e6" style:font-size-asian="14pt" style:font-size-complex="14pt"/>
    </style:style>
    <style:style style:name="P2" style:family="paragraph" style:parent-style-name="Standard">
      <style:paragraph-properties fo:text-align="justify" style:justify-single-word="false"/>
      <style:text-properties fo:font-size="14pt" fo:language="ru" fo:country="RU" officeooo:rsid="00226405" officeooo:paragraph-rsid="0027d150" style:font-size-asian="14pt" style:font-size-complex="14pt"/>
    </style:style>
    <style:style style:name="P3" style:family="paragraph" style:parent-style-name="Standard">
      <style:paragraph-properties fo:text-align="justify" style:justify-single-word="false"/>
      <style:text-properties fo:font-size="14pt" fo:language="ru" fo:country="RU" officeooo:rsid="0027d150" officeooo:paragraph-rsid="0027d150" style:font-size-asian="14pt" style:font-size-complex="14pt"/>
    </style:style>
    <style:style style:name="P4" style:family="paragraph" style:parent-style-name="Standard">
      <style:paragraph-properties fo:text-align="justify" style:justify-single-word="false"/>
      <style:text-properties fo:font-size="14pt" fo:language="ru" fo:country="RU" officeooo:rsid="002968d7" officeooo:paragraph-rsid="002968d7" style:font-size-asian="14pt" style:font-size-complex="14pt"/>
    </style:style>
    <style:style style:name="P5" style:family="paragraph" style:parent-style-name="Standard">
      <style:paragraph-properties fo:text-align="justify" style:justify-single-word="false"/>
      <style:text-properties fo:font-size="14pt" fo:language="ru" fo:country="RU" officeooo:rsid="002968d7" officeooo:paragraph-rsid="00316300" style:font-size-asian="14pt" style:font-size-complex="14pt"/>
    </style:style>
    <style:style style:name="P6" style:family="paragraph" style:parent-style-name="Standard">
      <style:paragraph-properties fo:text-align="end" style:justify-single-word="false"/>
      <style:text-properties fo:font-size="14pt" fo:language="ru" fo:country="RU" officeooo:rsid="002968d7" officeooo:paragraph-rsid="002f7765" style:font-size-asian="14pt" style:font-size-complex="14pt"/>
    </style:style>
    <style:style style:name="P7" style:family="paragraph" style:parent-style-name="Standard">
      <style:text-properties fo:font-size="14pt" fo:language="ru" fo:country="RU" officeooo:rsid="0021e139" officeooo:paragraph-rsid="001fed94" style:font-size-asian="14pt" style:font-size-complex="14pt"/>
    </style:style>
    <style:style style:name="P8" style:family="paragraph" style:parent-style-name="Standard">
      <style:text-properties fo:font-size="14pt" fo:language="ru" fo:country="RU" officeooo:rsid="0021e139" officeooo:paragraph-rsid="001f518e" style:font-size-asian="14pt" style:font-size-complex="14pt"/>
    </style:style>
    <style:style style:name="P9" style:family="paragraph" style:parent-style-name="Standard">
      <style:text-properties fo:font-size="14pt" fo:language="ru" fo:country="RU" officeooo:rsid="0021e139" officeooo:paragraph-rsid="00cd618b" style:font-size-asian="14pt" style:font-size-complex="14pt"/>
    </style:style>
    <style:style style:name="P10" style:family="paragraph" style:parent-style-name="Standard">
      <style:text-properties fo:font-size="14pt" fo:language="ru" fo:country="RU" officeooo:rsid="001f518e" officeooo:paragraph-rsid="001f518e" style:font-size-asian="14pt" style:font-size-complex="14pt"/>
    </style:style>
    <style:style style:name="P11" style:family="paragraph" style:parent-style-name="Standard">
      <style:text-properties fo:font-size="14pt" fo:language="ru" fo:country="RU" officeooo:rsid="001fed94" officeooo:paragraph-rsid="001fed94" style:font-size-asian="14pt" style:font-size-complex="14pt"/>
    </style:style>
    <style:style style:name="P12" style:family="paragraph" style:parent-style-name="Standard">
      <style:text-properties fo:font-size="14pt" fo:language="ru" fo:country="RU" officeooo:rsid="00acee32" officeooo:paragraph-rsid="00acee32" style:font-size-asian="14pt" style:font-size-complex="14pt"/>
    </style:style>
    <style:style style:name="P13" style:family="paragraph" style:parent-style-name="Standard">
      <style:text-properties fo:font-size="14pt" fo:language="ru" fo:country="RU" officeooo:rsid="00cd618b" officeooo:paragraph-rsid="00cd618b" style:font-size-asian="14pt" style:font-size-complex="14pt"/>
    </style:style>
    <style:style style:name="P14" style:family="paragraph" style:parent-style-name="Standard">
      <style:paragraph-properties fo:text-align="center" style:justify-single-word="false"/>
      <style:text-properties fo:font-size="14pt" fo:language="ru" fo:country="RU" officeooo:rsid="00cd618b" officeooo:paragraph-rsid="00cd618b" style:font-size-asian="14pt" style:font-size-complex="14pt"/>
    </style:style>
    <style:style style:name="P15" style:family="paragraph" style:parent-style-name="Standard">
      <style:paragraph-properties fo:text-align="end" style:justify-single-word="false"/>
      <style:text-properties fo:font-size="14pt" fo:language="ru" fo:country="RU" officeooo:rsid="00cd618b" officeooo:paragraph-rsid="00cd618b" style:font-size-asian="14pt" style:font-size-complex="14pt"/>
    </style:style>
    <style:style style:name="P16" style:family="paragraph" style:parent-style-name="Standard">
      <style:paragraph-properties fo:text-align="center" style:justify-single-word="false"/>
      <style:text-properties fo:font-size="14pt" fo:language="ru" fo:country="RU" fo:font-weight="bold" officeooo:rsid="0040275d" officeooo:paragraph-rsid="0040275d" style:font-size-asian="12.25pt" style:font-weight-asian="bold" style:font-size-complex="14pt" style:font-weight-complex="bold"/>
    </style:style>
    <style:style style:name="P17" style:family="paragraph" style:parent-style-name="Standard">
      <style:paragraph-properties fo:text-align="center" style:justify-single-word="false"/>
      <style:text-properties fo:font-size="14pt" fo:language="ru" fo:country="RU" fo:font-weight="bold" officeooo:rsid="007c47af" officeooo:paragraph-rsid="00565cbe" style:font-size-asian="14pt" style:font-weight-asian="bold" style:font-size-complex="14pt" style:font-weight-complex="bold"/>
    </style:style>
    <style:style style:name="P18" style:family="paragraph" style:parent-style-name="Standard">
      <style:paragraph-properties fo:text-align="justify" style:justify-single-word="false"/>
      <style:text-properties fo:font-size="14pt" fo:language="ru" fo:country="RU" fo:font-weight="bold" officeooo:rsid="008b114c" officeooo:paragraph-rsid="00aeff5e" style:font-size-asian="14pt" style:font-weight-asian="bold" style:font-size-complex="14pt" style:font-weight-complex="bold"/>
    </style:style>
    <style:style style:name="P19" style:family="paragraph" style:parent-style-name="Standard">
      <style:paragraph-properties fo:text-align="justify" style:justify-single-word="false"/>
      <style:text-properties fo:font-size="14pt" fo:language="ru" fo:country="RU" fo:font-weight="bold" officeooo:rsid="00945f9a" officeooo:paragraph-rsid="00a5f022" style:font-size-asian="14pt" style:font-weight-asian="bold" style:font-size-complex="14pt" style:font-weight-complex="bold"/>
    </style:style>
    <style:style style:name="P20" style:family="paragraph" style:parent-style-name="Standard">
      <style:paragraph-properties fo:text-align="justify" style:justify-single-word="false"/>
      <style:text-properties fo:font-size="14pt" fo:language="ru" fo:country="RU" fo:font-weight="normal" officeooo:rsid="0084fbba" officeooo:paragraph-rsid="00ac02f3" style:font-size-asian="14pt" style:font-weight-asian="normal" style:font-size-complex="14pt" style:font-weight-complex="normal"/>
    </style:style>
    <style:style style:name="P21" style:family="paragraph" style:parent-style-name="Standard">
      <style:paragraph-properties fo:text-align="justify" style:justify-single-word="false"/>
      <style:text-properties fo:font-size="14pt" fo:language="ru" fo:country="RU" fo:font-weight="normal" officeooo:rsid="0084fbba" officeooo:paragraph-rsid="00b31eba" style:font-size-asian="14pt" style:font-weight-asian="normal" style:font-size-complex="14pt" style:font-weight-complex="normal"/>
    </style:style>
    <style:style style:name="P22" style:family="paragraph" style:parent-style-name="Standard">
      <style:paragraph-properties fo:text-align="justify" style:justify-single-word="false"/>
      <style:text-properties fo:font-size="14pt" fo:language="ru" fo:country="RU" fo:font-weight="normal" officeooo:rsid="0084fbba" officeooo:paragraph-rsid="00ad010e" style:font-size-asian="14pt" style:font-weight-asian="normal" style:font-size-complex="14pt" style:font-weight-complex="normal"/>
    </style:style>
    <style:style style:name="P23" style:family="paragraph" style:parent-style-name="Standard">
      <style:paragraph-properties fo:text-align="justify" style:justify-single-word="false"/>
      <style:text-properties fo:font-size="14pt" fo:language="ru" fo:country="RU" fo:font-weight="normal" officeooo:rsid="008b114c" officeooo:paragraph-rsid="00c7fc20" style:font-size-asian="14pt" style:font-weight-asian="normal" style:font-size-complex="14pt" style:font-weight-complex="normal"/>
    </style:style>
    <style:style style:name="P24" style:family="paragraph" style:parent-style-name="Standard">
      <style:paragraph-properties fo:text-align="justify" style:justify-single-word="false"/>
      <style:text-properties fo:font-size="14pt" fo:language="ru" fo:country="RU" fo:font-weight="normal" officeooo:rsid="00945f9a" officeooo:paragraph-rsid="00b15309" style:font-size-asian="14pt" style:font-weight-asian="normal" style:font-size-complex="14pt" style:font-weight-complex="normal"/>
    </style:style>
    <style:style style:name="P25" style:family="paragraph" style:parent-style-name="Standard">
      <style:paragraph-properties fo:text-align="center" style:justify-single-word="false"/>
      <style:text-properties fo:font-size="14pt" fo:language="ru" fo:country="RU" fo:font-weight="normal" officeooo:rsid="00499c39" officeooo:paragraph-rsid="00cd618b" style:font-size-asian="12.25pt" style:font-weight-asian="normal" style:font-size-complex="14pt" style:font-weight-complex="normal"/>
    </style:style>
    <style:style style:name="P26" style:family="paragraph" style:parent-style-name="Standard">
      <style:text-properties fo:language="ru" fo:country="RU" officeooo:rsid="001fed94" officeooo:paragraph-rsid="001fed94"/>
    </style:style>
    <style:style style:name="P27" style:family="paragraph" style:parent-style-name="Standard">
      <style:paragraph-properties fo:text-align="justify" style:justify-single-word="false"/>
      <style:text-properties fo:font-size="12pt" fo:language="ru" fo:country="RU" officeooo:rsid="002968d7" officeooo:paragraph-rsid="002c9721" style:font-size-asian="12pt" style:font-size-complex="12pt"/>
    </style:style>
    <style:style style:name="P28" style:family="paragraph" style:parent-style-name="Standard">
      <style:paragraph-properties fo:text-align="justify" style:justify-single-word="false"/>
      <style:text-properties fo:font-size="12pt" fo:language="ru" fo:country="RU" officeooo:rsid="002f7765" officeooo:paragraph-rsid="002f7765" style:font-size-asian="12pt" style:font-size-complex="12pt"/>
    </style:style>
    <style:style style:name="P29" style:family="paragraph" style:parent-style-name="Standard">
      <style:paragraph-properties fo:text-align="start" style:justify-single-word="false"/>
      <style:text-properties fo:font-size="12pt" fo:language="ru" fo:country="RU" fo:font-weight="bold" officeooo:rsid="0040275d" officeooo:paragraph-rsid="0040dedd" style:font-size-asian="10.5pt" style:font-weight-asian="bold" style:font-size-complex="12pt" style:font-weight-complex="bold"/>
    </style:style>
    <style:style style:name="P30" style:family="paragraph" style:parent-style-name="Standard">
      <style:paragraph-properties fo:text-align="justify" style:justify-single-word="false"/>
      <style:text-properties fo:font-size="12pt" fo:language="ru" fo:country="RU" fo:font-weight="bold" officeooo:rsid="00565cbe" officeooo:paragraph-rsid="00565cbe" style:font-size-asian="10.5pt" style:font-weight-asian="bold" style:font-size-complex="12pt" style:font-weight-complex="bold"/>
    </style:style>
    <style:style style:name="P31" style:family="paragraph" style:parent-style-name="Standard">
      <style:paragraph-properties fo:text-align="justify" style:justify-single-word="false"/>
      <style:text-properties fo:font-size="12pt" fo:language="ru" fo:country="RU" fo:font-weight="bold" officeooo:rsid="007c47af" officeooo:paragraph-rsid="007c47af" style:font-size-asian="10.5pt" style:font-weight-asian="bold" style:font-size-complex="12pt" style:font-weight-complex="bold"/>
    </style:style>
    <style:style style:name="P32" style:family="paragraph" style:parent-style-name="Standard">
      <style:paragraph-properties fo:text-align="justify" style:justify-single-word="false"/>
      <style:text-properties fo:font-size="12pt" fo:language="ru" fo:country="RU" fo:font-weight="bold" officeooo:rsid="007fb900" officeooo:paragraph-rsid="007fb900" style:font-size-asian="10.5pt" style:font-weight-asian="bold" style:font-size-complex="12pt" style:font-weight-complex="bold"/>
    </style:style>
    <style:style style:name="P33" style:family="paragraph" style:parent-style-name="Standard">
      <style:paragraph-properties fo:text-align="justify" style:justify-single-word="false"/>
      <style:text-properties fo:font-size="12pt" fo:language="ru" fo:country="RU" fo:font-weight="bold" officeooo:rsid="008b114c" officeooo:paragraph-rsid="008b114c" style:font-size-asian="10.5pt" style:font-weight-asian="bold" style:font-size-complex="12pt" style:font-weight-complex="bold"/>
    </style:style>
    <style:style style:name="P34" style:family="paragraph" style:parent-style-name="Standard">
      <style:paragraph-properties fo:text-align="justify" style:justify-single-word="false"/>
      <style:text-properties fo:font-size="12pt" fo:language="ru" fo:country="RU" officeooo:rsid="0027d150" officeooo:paragraph-rsid="0027d150" style:font-size-asian="10.5pt" style:font-size-complex="12pt"/>
    </style:style>
    <style:style style:name="P35" style:family="paragraph" style:parent-style-name="Standard">
      <style:paragraph-properties fo:text-align="justify" style:justify-single-word="false"/>
      <style:text-properties fo:font-size="12pt" fo:language="ru" fo:country="RU" officeooo:rsid="002968d7" officeooo:paragraph-rsid="002968d7" style:font-size-asian="10.5pt" style:font-size-complex="12pt"/>
    </style:style>
    <style:style style:name="P36" style:family="paragraph" style:parent-style-name="Standard">
      <style:paragraph-properties fo:text-align="justify" style:justify-single-word="false"/>
      <style:text-properties fo:font-size="12pt" fo:language="ru" fo:country="RU" officeooo:rsid="002968d7" officeooo:paragraph-rsid="002c9721" style:font-size-asian="10.5pt" style:font-size-complex="12pt"/>
    </style:style>
    <style:style style:name="P37" style:family="paragraph" style:parent-style-name="Standard">
      <style:paragraph-properties fo:text-align="justify" style:justify-single-word="false"/>
      <style:text-properties fo:font-size="12pt" fo:language="ru" fo:country="RU" officeooo:rsid="002968d7" officeooo:paragraph-rsid="00316300" style:font-size-asian="10.5pt" style:font-size-complex="12pt"/>
    </style:style>
    <style:style style:name="P38" style:family="paragraph" style:parent-style-name="Standard">
      <style:paragraph-properties fo:text-align="center" style:justify-single-word="false"/>
      <style:text-properties fo:font-size="12pt" fo:language="ru" fo:country="RU" fo:font-weight="normal" officeooo:rsid="00785fba" officeooo:paragraph-rsid="00565cbe" style:font-size-asian="10.5pt" style:font-weight-asian="normal" style:font-size-complex="12pt" style:font-weight-complex="normal"/>
    </style:style>
    <style:style style:name="P39" style:family="paragraph" style:parent-style-name="Standard">
      <style:paragraph-properties fo:text-align="justify" style:justify-single-word="false"/>
      <style:text-properties fo:font-size="12pt" fo:language="ru" fo:country="RU" fo:font-weight="normal" officeooo:rsid="007c47af" officeooo:paragraph-rsid="007c47af" style:font-size-asian="10.5pt" style:font-weight-asian="normal" style:font-size-complex="12pt" style:font-weight-complex="normal"/>
    </style:style>
    <style:style style:name="P40" style:family="paragraph" style:parent-style-name="Standard">
      <style:paragraph-properties fo:text-align="center" style:justify-single-word="false"/>
      <style:text-properties fo:font-size="12pt" fo:language="ru" fo:country="RU" fo:font-weight="normal" officeooo:rsid="007c47af" officeooo:paragraph-rsid="007c47af" style:font-size-asian="10.5pt" style:font-weight-asian="normal" style:font-size-complex="12pt" style:font-weight-complex="normal"/>
    </style:style>
    <style:style style:name="P41" style:family="paragraph" style:parent-style-name="Standard">
      <style:paragraph-properties fo:text-align="center" style:justify-single-word="false"/>
      <style:text-properties fo:font-size="12pt" fo:language="ru" fo:country="RU" fo:font-weight="normal" officeooo:rsid="007df1a0" officeooo:paragraph-rsid="007df1a0"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fo:font-size="12pt" fo:language="ru" fo:country="RU" fo:font-weight="normal" officeooo:rsid="007df1a0" officeooo:paragraph-rsid="007df1a0" style:font-size-asian="10.5pt" style:font-weight-asian="normal" style:font-size-complex="12pt" style:font-weight-complex="normal"/>
    </style:style>
    <style:style style:name="P43" style:family="paragraph" style:parent-style-name="Standard">
      <style:paragraph-properties fo:text-align="justify" style:justify-single-word="false"/>
      <style:text-properties fo:font-size="12pt" fo:language="ru" fo:country="RU" fo:font-weight="normal" officeooo:rsid="007fb900" officeooo:paragraph-rsid="007fb900" style:font-size-asian="10.5pt" style:font-weight-asian="normal" style:font-size-complex="12pt" style:font-weight-complex="normal"/>
    </style:style>
    <style:style style:name="P44" style:family="paragraph" style:parent-style-name="Standard">
      <style:paragraph-properties fo:text-align="justify" style:justify-single-word="false"/>
      <style:text-properties fo:font-size="12pt" fo:language="ru" fo:country="RU" fo:font-weight="normal" officeooo:rsid="00818aaf" officeooo:paragraph-rsid="00818aaf" style:font-size-asian="10.5pt" style:font-weight-asian="normal" style:font-size-complex="12pt" style:font-weight-complex="normal"/>
    </style:style>
    <style:style style:name="P45" style:family="paragraph" style:parent-style-name="Standard">
      <style:paragraph-properties fo:text-align="justify" style:justify-single-word="false"/>
      <style:text-properties fo:font-size="12pt" fo:language="ru" fo:country="RU" fo:font-weight="normal" officeooo:rsid="0083a086" officeooo:paragraph-rsid="0083a086" style:font-size-asian="10.5pt" style:font-weight-asian="normal" style:font-size-complex="12pt" style:font-weight-complex="normal"/>
    </style:style>
    <style:style style:name="P46" style:family="paragraph" style:parent-style-name="Standard">
      <style:paragraph-properties fo:text-align="justify" style:justify-single-word="false"/>
      <style:text-properties fo:font-size="12pt" fo:language="ru" fo:country="RU" fo:font-weight="normal" officeooo:rsid="0084fbba" officeooo:paragraph-rsid="0084fbba" style:font-size-asian="10.5pt" style:font-weight-asian="normal" style:font-size-complex="12pt" style:font-weight-complex="normal"/>
    </style:style>
    <style:style style:name="P47" style:family="paragraph" style:parent-style-name="Standard">
      <style:paragraph-properties fo:text-align="center" style:justify-single-word="false"/>
      <style:text-properties fo:font-size="12pt" fo:language="ru" fo:country="RU" fo:font-weight="normal" officeooo:rsid="0084fbba" officeooo:paragraph-rsid="0084fbba" style:font-size-asian="10.5pt" style:font-weight-asian="normal" style:font-size-complex="12pt" style:font-weight-complex="normal"/>
    </style:style>
    <style:style style:name="P48" style:family="paragraph" style:parent-style-name="Standard">
      <style:paragraph-properties fo:text-align="center" style:justify-single-word="false"/>
      <style:text-properties fo:font-size="12pt" fo:language="ru" fo:country="RU" fo:font-weight="normal" officeooo:rsid="0089c86e" officeooo:paragraph-rsid="0089c86e" style:font-size-asian="10.5pt" style:font-weight-asian="normal" style:font-size-complex="12pt" style:font-weight-complex="normal"/>
    </style:style>
    <style:style style:name="P49" style:family="paragraph" style:parent-style-name="Standard">
      <style:paragraph-properties fo:text-align="justify" style:justify-single-word="false"/>
      <style:text-properties fo:font-size="12pt" fo:language="ru" fo:country="RU" fo:font-weight="normal" officeooo:rsid="008b114c" officeooo:paragraph-rsid="008b114c" style:font-size-asian="10.5pt" style:font-weight-asian="normal" style:font-size-complex="12pt" style:font-weight-complex="normal"/>
    </style:style>
    <style:style style:name="P50" style:family="paragraph" style:parent-style-name="Standard">
      <style:paragraph-properties fo:text-align="justify" style:justify-single-word="false"/>
      <style:text-properties fo:font-size="12pt" fo:language="ru" fo:country="RU" fo:font-weight="normal" officeooo:rsid="00945f9a" officeooo:paragraph-rsid="00945f9a" style:font-size-asian="10.5pt" style:font-weight-asian="normal" style:font-size-complex="12pt" style:font-weight-complex="normal"/>
    </style:style>
    <style:style style:name="P51" style:family="paragraph" style:parent-style-name="Standard">
      <style:paragraph-properties fo:text-align="justify" style:justify-single-word="false"/>
      <style:text-properties fo:font-size="12pt" fo:language="ru" fo:country="RU" fo:font-weight="normal" officeooo:rsid="00945f9a" officeooo:paragraph-rsid="00a5f022" style:font-size-asian="10.5pt" style:font-weight-asian="normal" style:font-size-complex="12pt" style:font-weight-complex="normal"/>
    </style:style>
    <style:style style:name="P52" style:family="paragraph" style:parent-style-name="Standard">
      <style:paragraph-properties fo:text-align="justify" style:justify-single-word="false"/>
      <style:text-properties fo:font-size="12pt" fo:language="ru" fo:country="RU" fo:font-weight="normal" officeooo:rsid="00945f9a" officeooo:paragraph-rsid="00afb3f1" style:font-size-asian="10.5pt" style:font-weight-asian="normal" style:font-size-complex="12pt" style:font-weight-complex="normal"/>
    </style:style>
    <style:style style:name="P53" style:family="paragraph" style:parent-style-name="Standard">
      <style:paragraph-properties fo:text-align="justify" style:justify-single-word="false"/>
      <style:text-properties fo:font-size="12pt" fo:language="ru" fo:country="RU" fo:font-weight="normal" officeooo:rsid="0040dedd" officeooo:paragraph-rsid="00565cbe" style:font-size-asian="10.5pt" style:font-weight-asian="normal" style:font-size-complex="12pt" style:font-weight-complex="normal"/>
    </style:style>
    <style:style style:name="P54" style:family="paragraph" style:parent-style-name="Standard">
      <style:paragraph-properties fo:text-align="justify" style:justify-single-word="false"/>
      <style:text-properties fo:font-size="12pt" fo:language="ru" fo:country="RU" fo:font-weight="normal" officeooo:rsid="00565cbe" officeooo:paragraph-rsid="00565cbe" style:font-size-asian="10.5pt" style:font-weight-asian="normal" style:font-size-complex="12pt" style:font-weight-complex="normal"/>
    </style:style>
    <style:style style:name="P55" style:family="paragraph" style:parent-style-name="Standard">
      <style:paragraph-properties fo:text-align="justify" style:justify-single-word="false"/>
      <style:text-properties fo:font-size="12pt" fo:language="ru" fo:country="RU" fo:font-style="italic" fo:font-weight="normal" officeooo:rsid="00945f9a" officeooo:paragraph-rsid="00945f9a" style:font-size-asian="10.5pt" style:font-style-asian="italic" style:font-weight-asian="normal" style:font-size-complex="12pt" style:font-style-complex="italic" style:font-weight-complex="normal"/>
    </style:style>
    <style:style style:name="P56" style:family="paragraph" style:parent-style-name="Standard">
      <style:paragraph-properties fo:text-align="center" style:justify-single-word="false"/>
    </style:style>
    <style:style style:name="P57" style:family="paragraph" style:parent-style-name="Standard">
      <style:paragraph-properties fo:text-align="center" style:justify-single-word="false"/>
      <style:text-properties style:font-name="Libertation serif" fo:font-size="14pt" fo:language="ru" fo:country="RU" officeooo:rsid="00226405" officeooo:paragraph-rsid="00226405" style:font-size-asian="14pt" style:font-size-complex="14pt"/>
    </style:style>
    <style:style style:name="P58" style:family="paragraph" style:parent-style-name="Standard">
      <style:paragraph-properties fo:text-align="justify" style:justify-single-word="false"/>
      <style:text-properties fo:color="#000000" fo:font-size="14pt" fo:language="ru" fo:country="RU" fo:font-weight="normal" officeooo:rsid="00ccd377" officeooo:paragraph-rsid="00ccd377" style:font-size-asian="14pt" style:font-weight-asian="normal" style:font-size-complex="14pt" style:font-weight-complex="normal"/>
    </style:style>
    <style:style style:name="P59" style:family="paragraph" style:parent-style-name="Standard">
      <style:paragraph-properties fo:text-align="justify" style:justify-single-word="false"/>
      <style:text-properties fo:color="#000000" style:font-name="Liberation Serif" fo:font-size="12pt" fo:language="ru" fo:country="RU" fo:font-weight="normal" officeooo:rsid="00ccd377" officeooo:paragraph-rsid="00ccd377" style:font-size-asian="12pt" style:font-weight-asian="normal" style:font-size-complex="12pt" style:font-weight-complex="normal"/>
    </style:style>
    <style:style style:name="P60" style:family="paragraph" style:parent-style-name="Standard">
      <style:paragraph-properties fo:text-align="justify" style:justify-single-word="false"/>
      <style:text-properties fo:color="#000000" fo:font-size="12pt" fo:language="ru" fo:country="RU" fo:font-weight="normal" officeooo:rsid="00ccd377" officeooo:paragraph-rsid="00ccd377" style:font-size-asian="10.5pt" style:font-weight-asian="normal" style:font-size-complex="12pt" style:font-weight-complex="normal"/>
    </style:style>
    <style:style style:name="P61" style:family="paragraph" style:parent-style-name="Table_20_Contents">
      <style:paragraph-properties fo:text-align="justify" style:justify-single-word="false"/>
      <style:text-properties fo:font-size="12pt" officeooo:rsid="002c9721" officeooo:paragraph-rsid="002c9721" style:font-size-asian="12pt" style:font-size-complex="12pt"/>
    </style:style>
    <style:style style:name="P62" style:family="paragraph" style:parent-style-name="Text_20_body">
      <style:paragraph-properties fo:text-align="justify" style:justify-single-word="false"/>
      <style:text-properties fo:font-variant="normal" fo:text-transform="none" fo:color="#000000" style:font-name="Liberation Serif" fo:font-size="12pt" fo:letter-spacing="normal" fo:language="ru" fo:country="RU" fo:font-style="normal" fo:font-weight="normal" officeooo:rsid="00ccd377" officeooo:paragraph-rsid="00ccd377" style:font-size-asian="12pt" style:font-weight-asian="normal" style:font-size-complex="12pt" style:font-weight-complex="normal"/>
    </style:style>
    <style:style style:name="P63"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paragraph-rsid="00ccd377" style:font-size-asian="12pt" style:font-weight-asian="normal" style:font-size-complex="12pt" style:font-weight-complex="normal"/>
    </style:style>
    <style:style style:name="P64" style:family="paragraph" style:parent-style-name="Standard">
      <style:paragraph-properties fo:text-align="center" style:justify-single-word="false"/>
      <style:text-properties fo:font-size="14pt" fo:language="ru" fo:country="RU" fo:font-weight="normal" officeooo:rsid="00499c39" officeooo:paragraph-rsid="00cd618b" style:font-size-asian="12.25pt" style:font-weight-asian="normal" style:font-size-complex="14pt" style:font-weight-complex="normal"/>
    </style:style>
    <style:style style:name="P65" style:family="paragraph" style:parent-style-name="Standard">
      <style:text-properties fo:font-size="14pt" fo:language="ru" fo:country="RU" fo:font-weight="normal" officeooo:rsid="007fb900" officeooo:paragraph-rsid="00aab5b2" style:font-size-asian="14pt" style:font-weight-asian="normal" style:font-size-complex="14pt" style:font-weight-complex="normal"/>
    </style:style>
    <style:style style:name="P66" style:family="paragraph" style:parent-style-name="Standard">
      <style:paragraph-properties fo:text-align="center" style:justify-single-word="false"/>
      <style:text-properties fo:font-size="12pt" fo:language="ru" fo:country="RU" fo:font-weight="normal" officeooo:rsid="00785fba" officeooo:paragraph-rsid="00565cbe" style:font-size-asian="10.5pt" style:font-weight-asian="normal" style:font-size-complex="12pt" style:font-weight-complex="normal"/>
    </style:style>
    <style:style style:name="T1" style:family="text">
      <style:text-properties officeooo:rsid="0021e139"/>
    </style:style>
    <style:style style:name="T2" style:family="text">
      <style:text-properties fo:font-size="12pt" style:font-size-asian="10.5pt" style:font-size-complex="12pt"/>
    </style:style>
    <style:style style:name="T3" style:family="text">
      <style:text-properties fo:font-size="12pt" officeooo:rsid="00245f20" style:font-size-asian="10.5pt" style:font-size-complex="12pt"/>
    </style:style>
    <style:style style:name="T4" style:family="text">
      <style:text-properties fo:font-size="12pt" officeooo:rsid="002698e6" style:font-size-asian="10.5pt" style:font-size-complex="12pt"/>
    </style:style>
    <style:style style:name="T5" style:family="text">
      <style:text-properties fo:font-size="12pt" officeooo:rsid="0027d150" style:font-size-asian="10.5pt" style:font-size-complex="12pt"/>
    </style:style>
    <style:style style:name="T6" style:family="text">
      <style:text-properties fo:font-size="12pt" officeooo:rsid="002f7765" style:font-size-asian="10.5pt" style:font-size-complex="12pt"/>
    </style:style>
    <style:style style:name="T7" style:family="text">
      <style:text-properties fo:font-size="12pt" fo:font-weight="bold" style:font-size-asian="10.5pt" style:font-weight-asian="bold" style:font-size-complex="12pt" style:font-weight-complex="bold"/>
    </style:style>
    <style:style style:name="T8" style:family="text">
      <style:text-properties fo:font-size="12pt" fo:font-weight="bold" officeooo:rsid="0027d150" style:font-size-asian="10.5pt" style:font-weight-asian="bold" style:font-size-complex="12pt" style:font-weight-complex="bold"/>
    </style:style>
    <style:style style:name="T9" style:family="text">
      <style:text-properties fo:font-weight="normal" style:font-weight-asian="normal" style:font-weight-complex="normal"/>
    </style:style>
    <style:style style:name="T10" style:family="text">
      <style:text-properties fo:font-weight="normal" officeooo:rsid="0040dedd" style:font-weight-asian="normal" style:font-weight-complex="normal"/>
    </style:style>
    <style:style style:name="T11" style:family="text">
      <style:text-properties fo:font-weight="normal" officeooo:rsid="00aeff5e" style:font-weight-asian="normal" style:font-weight-complex="normal"/>
    </style:style>
    <style:style style:name="T12" style:family="text">
      <style:text-properties fo:font-weight="normal" officeooo:rsid="00b31eba" style:font-weight-asian="normal" style:font-weight-complex="normal"/>
    </style:style>
    <style:style style:name="T13" style:family="text">
      <style:text-properties fo:font-weight="normal" officeooo:rsid="00cfe57b" style:font-weight-asian="normal" style:font-weight-complex="normal"/>
    </style:style>
    <style:style style:name="T14" style:family="text">
      <style:text-properties officeooo:rsid="0040dedd"/>
    </style:style>
    <style:style style:name="T15" style:family="text">
      <style:text-properties fo:font-style="normal" style:font-style-asian="normal" style:font-style-complex="normal"/>
    </style:style>
    <style:style style:name="T16" style:family="text">
      <style:text-properties fo:font-style="normal" officeooo:rsid="00a5f022" style:font-style-asian="normal" style:font-style-complex="normal"/>
    </style:style>
    <style:style style:name="T17" style:family="text">
      <style:text-properties fo:font-variant="normal" fo:text-transform="none" fo:color="#000000" fo:font-size="14pt" fo:letter-spacing="normal" fo:font-style="normal" fo:font-weight="bold" style:font-size-asian="14pt" style:font-weight-asian="bold" style:font-size-complex="14pt" style:font-weight-complex="bold"/>
    </style:style>
    <style:style style:name="T18" style:family="text">
      <style:text-properties fo:font-variant="normal" fo:text-transform="none" fo:color="#000000" fo:font-size="14pt" fo:letter-spacing="normal" fo:font-style="normal" fo:font-weight="bold" officeooo:rsid="00bd0382" style:font-size-asian="14pt" style:font-weight-asian="bold" style:font-size-complex="14pt" style:font-weight-complex="bold"/>
    </style:style>
    <style:style style:name="T19" style:family="text">
      <style:text-properties fo:font-variant="normal" fo:text-transform="none" fo:color="#000000" fo:font-size="14pt" fo:letter-spacing="normal" fo:font-style="normal" fo:font-weight="bold" officeooo:rsid="003f61a9" style:font-size-asian="14pt" style:font-weight-asian="bold" style:font-size-complex="14pt" style:font-weight-complex="bold"/>
    </style:style>
    <style:style style:name="T20" style:family="text">
      <style:text-properties fo:font-weight="bold" style:font-weight-asian="bold" style:font-weight-complex="bold"/>
    </style:style>
    <style:style style:name="T21" style:family="text">
      <style:text-properties fo:font-weight="bold" officeooo:rsid="0086392b" style:font-weight-asian="bold" style:font-weight-complex="bold"/>
    </style:style>
    <style:style style:name="T22" style:family="text">
      <style:text-properties fo:font-weight="bold" officeooo:rsid="00871bbf" style:font-weight-asian="bold" style:font-weight-complex="bold"/>
    </style:style>
    <style:style style:name="T23" style:family="text">
      <style:text-properties fo:font-weight="bold" officeooo:rsid="0092dbdb" style:font-weight-asian="bold" style:font-weight-complex="bold"/>
    </style:style>
    <style:style style:name="T24" style:family="text">
      <style:text-properties fo:font-weight="bold" officeooo:rsid="00950e8b" style:font-weight-asian="bold" style:font-weight-complex="bold"/>
    </style:style>
    <style:style style:name="T25" style:family="text">
      <style:text-properties fo:font-weight="bold" officeooo:rsid="00b31eba" style:font-weight-asian="bold" style:font-weight-complex="bold"/>
    </style:style>
    <style:style style:name="T26" style:family="text">
      <style:text-properties fo:font-weight="bold" officeooo:rsid="00c46b47" style:font-weight-asian="bold" style:font-weight-complex="bold"/>
    </style:style>
    <style:style style:name="T27" style:family="text">
      <style:text-properties fo:font-weight="bold" officeooo:rsid="00c48bd8" style:font-weight-asian="bold" style:font-weight-complex="bold"/>
    </style:style>
    <style:style style:name="T28" style:family="text">
      <style:text-properties fo:font-weight="bold" officeooo:rsid="00c68bb2" style:font-weight-asian="bold" style:font-weight-complex="bold"/>
    </style:style>
    <style:style style:name="T29" style:family="text">
      <style:text-properties fo:font-style="italic"/>
    </style:style>
    <style:style style:name="T30" style:family="text">
      <style:text-properties fo:font-style="italic" style:font-style-asian="italic" style:font-style-complex="italic"/>
    </style:style>
    <style:style style:name="T31" style:family="text">
      <style:text-properties officeooo:rsid="007ccfd6"/>
    </style:style>
    <style:style style:name="T32" style:family="text">
      <style:text-properties officeooo:rsid="0091c1a7"/>
    </style:style>
    <style:style style:name="T33" style:family="text">
      <style:text-properties officeooo:rsid="00974a62"/>
    </style:style>
    <style:style style:name="T34" style:family="text">
      <style:text-properties officeooo:rsid="00a2ddc5"/>
    </style:style>
    <style:style style:name="T35" style:family="text">
      <style:text-properties officeooo:rsid="00ac02f3"/>
    </style:style>
    <style:style style:name="T36" style:family="text">
      <style:text-properties officeooo:rsid="00b31eba"/>
    </style:style>
    <style:style style:name="T37" style:family="text">
      <style:text-properties officeooo:rsid="00bb5d4e"/>
    </style:style>
    <style:style style:name="T38" style:family="text">
      <style:text-properties officeooo:rsid="00c46b47"/>
    </style:style>
    <style:style style:name="T39" style:family="text">
      <style:text-properties officeooo:rsid="00c7fc20"/>
    </style:style>
    <style:style style:name="T40" style:family="text">
      <style:text-properties fo:language="ru" fo:country="RU" officeooo:rsid="00ccd377"/>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Московский Госудраственный Технический Университет</text:p>
      <text:p text:style-name="P25">им. Н. Э. Баумана</text:p>
      <text:p text:style-name="P25"/>
      <text:p text:style-name="P7"/>
      <text:p text:style-name="P7"/>
      <text:p text:style-name="P7"/>
      <text:p text:style-name="P7"/>
      <text:p text:style-name="P7"/>
      <text:p text:style-name="P7"/>
      <text:p text:style-name="P7"/>
      <text:p text:style-name="P14">Реферат по теме</text:p>
      <text:p text:style-name="P14"/>
      <text:p text:style-name="P14">«Нейронные модели сознания»</text:p>
      <text:p text:style-name="P14"/>
      <text:p text:style-name="P14"/>
      <text:p text:style-name="P14"/>
      <text:p text:style-name="P14"/>
      <text:p text:style-name="P14"/>
      <text:p text:style-name="P14"/>
      <text:p text:style-name="P7"/>
      <text:p text:style-name="P7"/>
      <text:p text:style-name="P7"/>
      <text:p text:style-name="P7"/>
      <text:p text:style-name="P7"/>
      <text:p text:style-name="P7"/>
      <text:p text:style-name="P7"/>
      <text:p text:style-name="P15">Аспирант_________________/Ф.И.О./</text:p>
      <text:p text:style-name="P15"/>
      <text:p text:style-name="P15">Преподаватель_________________/Ф.И.О./</text:p>
      <text:p text:style-name="P15"/>
      <text:p text:style-name="P15">Научный руководитель_________________/Ф.И.О./</text:p>
      <text:p text:style-name="P9"/>
      <text:p text:style-name="P15"/>
      <text:p text:style-name="P7"/>
      <text:p text:style-name="P7"/>
      <text:p text:style-name="P7"/>
      <text:p text:style-name="P7"/>
      <text:p text:style-name="P7"/>
      <text:p text:style-name="P7"/>
      <text:p text:style-name="P7"/>
      <text:p text:style-name="P7"/>
      <text:p text:style-name="P7"/>
      <text:p text:style-name="P7"/>
      <text:p text:style-name="P7"/>
      <text:p text:style-name="P14">Москва 2014</text:p>
      <text:p text:style-name="P13"><text:soft-page-break/>Содержание</text:p>
      <text:p text:style-name="P7"/>
      <text:p text:style-name="P7">I Сознание человека как предмет философского анализа</text:p>
      <text:p text:style-name="P10"><text:span text:style-name="T1">II </text:span>Нейронные модели сознания</text:p>
      <text:p text:style-name="P8"><text:tab/>1) Теория глобального рабочего пространства</text:p>
      <text:p text:style-name="P65"><text:tab/>2) Нейробиологическая теория.</text:p>
      <text:p text:style-name="P20"><text:span text:style-name="T35"><text:tab/>3) </text:span>Теория динамического ядра и теория информационной интеграции</text:p>
      <text:p text:style-name="P21"><text:tab/><text:span text:style-name="T36">4) </text:span>Теория таламокортикальной связи</text:p>
      <text:p text:style-name="P22"><text:tab/><text:span text:style-name="T36">5) </text:span>Теория рекуррентной обработки</text:p>
      <text:p text:style-name="P18"><text:span text:style-name="T11"><text:tab/></text:span><text:span text:style-name="T12">6</text:span><text:span text:style-name="T11">) </text:span><text:span text:style-name="T9">Теория микросознания</text:span></text:p>
      <text:p text:style-name="P23"><text:span text:style-name="T39"><text:tab/>7) </text:span>Сознание как чувство происходящег</text:p>
      <text:p text:style-name="P24"><text:span text:style-name="T39"><text:tab/>8) О</text:span>сновные разногласия теорий сознания</text:p>
      <text:p text:style-name="P11"><text:span text:style-name="T1">III </text:span>Заключение</text:p>
      <text:p text:style-name="P12">Список литературы</text:p>
      <text:p text:style-name="P11"/>
      <text:p text:style-name="P11"/>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56"><text:soft-page-break/><text:span text:style-name="T18"><text:s/>I. </text:span><text:span text:style-name="T19">С</text:span><text:span text:style-name="T17">ознание человека как предмет философского анализа</text:span></text:p>
      <text:p text:style-name="P57"/>
      <text:p text:style-name="P1"><text:tab/><text:span text:style-name="T8">Филосовия сознания. </text:span><text:span text:style-name="T2">Вопросы о природе сознания имеет под собой большую историческую подоплёку. </text:span><text:span text:style-name="T3">Первую формулировку проблематики философии сознания принято относить к античности. <text:s/>Платон и Аристотель являются предшественниками современных дуалистов, поскольку считали, что разум существует как отдельная от материи онтологическая реальность. </text:span><text:span text:style-name="T4">С другой стороны подошли последователи элейской школы, в основе которой лежит идея единения бытия и мышления. Сознание становится важнейшим объектом изучения философов в Новое время, в концепциях Декарта, Спинозы, Локка и Юма. Сегодня философия сознания развивается в основном в рамках аналитической философии.</text:span></text:p>
      <text:p text:style-name="P2"><text:span text:style-name="T3"><text:tab/></text:span><text:span text:style-name="T5">Сознание выступает как один из наиболее сложных объектов философского анализа. Сознание это отличительная сущностная характеристика человека. Будучи несомненной очевидностью человеческого существования, сознание одновременно является неуловимым для внешнего наблюдения, и принципиальная ненаблюдаемость сознания задает естественные трудности для его теоретической реконструкции. При этом попытки объективировать опыт сознания и исследовать его через устойчивые внешние факторы, как правило, приводили к утрате уникально-личностного контекста, составляющего сущностную специфику этого феномена. Однако, с другой стороны, методы интроспекции (от лат. “introspectio” - смотрю внутрь), ориентированные на выявление конкретности и индивидуальности "Я", фиксируют всеобщие и универсальные моменты личностного опыта. Реконструкция феномена сознания возможна лишь при его соответствующей соотнесенности с фундаментальными метафизическими, онтологическими, гносеологическими и социально-философскими вопросами, затрагивающими оппозиции материального и идеального, субъективного и объективного, индивидуального и коллективного. На сегодняшний момент можно говорить о выделении трех основных подходов в философии к исследованию сознания: субстанциального, функционального и экзистенциально-феноменологического.</text:span></text:p>
      <text:p text:style-name="P34"><text:tab/>Исторически первой моделью философии сознания была субстанциальная концепция (Платон, Аристотель, Августин, Декарт, Гегель и др.). В данной концепции разум является наиболее значимым и универсальным свойством сознания. Разум здесь выступает гарантом единства и упорядоченности мира, той субстанциальной основой, которая обеспечивает мировой порядок и гармонию. Индивидуальное человеческое сознание рассматривается лишь как отдельное проявление Мирового Разума, законы организации которого совпадают с логикой мышления, а идеи, посредством которых определяются сущностные свойства объектов, определяют его содержание.</text:p>
      <text:p text:style-name="P34"><text:tab/>Функциональная модель сознания интерпретирует последнее как функцию материальных систем, в своих исходных характеристиках не содержащих идеального и мыслящего (Гоббс, Локк, Гартли, Гельвеций, Дидро и другие). Согласно этой модели, сознание обеспечивается функционированием нервной системы и мозга, организованных в соответствии с универсальными законами механики. Их единая природа обусловливает согласованность чувственного опыта, являющегося подлинным основанием мышления. При этом сознание выступает не конкретизацией универсальных понятийных конструкций, а отражением реально существующих объектов и связей действительности, данных нам в ощущениях.</text:p>
      <text:p text:style-name="P3"><text:span text:style-name="T2"><text:tab/>Ситуация конца XIX - начала XX вв. стала кризисной для классической философии сознания, редуцировавшей последнее преимущественно к разуму как инструменту отражения всеобщих истин бытия. Развитие марксизма, вскрывшего социально-практическую природу сознания и указавшего на его неизбежную идеологическую ангажированность, обоснование субстанциальности воли и иррациональных аспектов человеческого бытия в "философии жизни", открытие феномена бессознательного в психоанализе стали теоретическими предпосылками перехода к неклассической философии </text:span><text:soft-page-break/><text:span text:style-name="T2">сознания.</text:span></text:p>
      <text:p text:style-name="P34"><text:tab/>Одной из наиболее авторитетных неклассических версий философии сознания стала экзистенциально-феноменологическая концепция (Э. Гуссерль, М. Хайдеггер, Ж.-П. Сартр, М. Мерло-Понти и др.). Акцент здесь делается на описании опыта индивидуального сознания, центральной характеристикой которого становится интенционалъность. Последнее предполагает способность сознания быть всегда "сознанием о...", его нацеленность вовне при одновременном внесении личностных смыслов в действительность. Преодолевая созерцательность классических моделей сознания, феноменология наделяет индивидуальное человеческое "Я" активным конституирующим статусом. Сознание по сути своей есть не столько отражение, сколько осмысление (конституирование смысла) действительности. Именно сознание формирует "жизненный мир" человеческого бытия, задает его мировоззренческие горизонты и определяет весь опыт его существования. </text:p>
      <text:p text:style-name="P4"><text:span text:style-name="T7"><text:tab/>Проблема генезиса сознания. </text:span><text:span text:style-name="T2">Помимо основных подходов к самой проблеме сознания в философии существуют различные точки зрения на вопрос о происхождении сознания. Можно выделить две основополагающие:</text:span></text:p>
      <text:p text:style-name="P35"><text:tab/>1. Сознание имеет космическое (либо божественное) происхождение. Согласно данной точке зрения сознание существует само по себе, независимо от его материальных носителей — живых организмов, человека. Сознание "исходит" непосредственно из космоса (другой вариант - из разума Бога), едино, неделимо, цельно по своей сути. Частицы "мирового сознания" рассеяны в природе в виде сознания живых организмов и человека. Существуют теории происхождения сознания, близкие к космической (божественной) точке зрения:</text:p>
      <text:p text:style-name="P35"><text:tab/>• теория монад (монадология) - первоначально выдвинута Лейбницем, развита Даниилом Андреевым, согласно которой в мире существует огромное количество неделимых и бессмертных монад — первичных духовных единиц, в которых <text:tab/>заключена энергия Вселенной и которые являются основой сознания и порождаемой <text:tab/>им материи;</text:p>
      <text:p text:style-name="P35"><text:tab/>• теория Шардена, согласно которой сознание — надчеловеческая сущность, "внутренняя сторона", "мозг" материи;</text:p>
      <text:p text:style-name="P35"><text:tab/>• теория Толбета, согласно которой Вселенная — гигантский разум, сознание — результат взаимодействия полей, которые образуют материю;</text:p>
      <text:p text:style-name="P35"><text:tab/>• теория психосферы Рейзера, согласно которой Галактика — громадный разум, который вступает в контакт с человеческим мозгом и "заряжает" его разумом;</text:p>
      <text:p text:style-name="P35"><text:tab/>• теория гилозоизма, согласно которой вся материя (живая, неживая, все ее проявления) имеет душу, одушевленность — свойство материи.</text:p>
      <text:p text:style-name="P35"><text:tab/>2. Основная идея другой, "биологической" точки зрения: сознание - порождение живой природы и присуще всем живым организмам.</text:p>
      <text:p text:style-name="P35">Сторонники данной точки зрения обосновывают ее тем, что:</text:p>
      <text:p text:style-name="P35"><text:tab/>• жизнь животных происходит не спонтанно, а подчинена их сознанию, имеет смысл;</text:p>
      <text:p text:style-name="P35"><text:tab/>• инстинкты бывают не только врожденные, но и приобретенные;</text:p>
      <text:p text:style-name="P35"><text:tab/>• животное в течение жизни накапливает и умело использует опыт;</text:p>
      <text:p text:style-name="P35"><text:tab/>• многие действия, совершаемые животными (особенно высшими - кошачьими, собачьими, приматами и др.) сложны (например, охота) и требуют большой работы сознания;</text:p>
      <text:p text:style-name="P35"><text:tab/>• животным присущи своя "мораль", правила поведения, привычки, качества, борьба, лидерство, внушаемость и т. д. Согласно "человеческой" точке зрения сознание — продукт исключительно человеческого мозга и присуще только человеку, а животные обладают не сознанием, а инстинктами.</text:p>
      <text:p text:style-name="P35"><text:tab/>Данная точка зрения была особенно распространена с середины XIX в. до середины ХХ в. Новейшие научные исследования ставят ее под сомнение: животные руководствуются не только инстинктами; высшим животным (обезьянам, собачьим, кошачьим и др.) свойственны сложные умственные операции, наличие интеллекта, животные обучаемы, видят сны (вращение зрачков, эмоции во сне), имеют склонность к достаточно высокой "социальной" организации с распределением ролей.</text:p>
      <text:p text:style-name="P35"><text:tab/>Правильнее, вероятно, считать, что сознание в различной степени присуще живой <text:soft-page-break/>природе в целом (в частности, высшим животным), а самый высокий уровень сознания имеет человек (Якушев, с. 142-144).</text:p>
      <text:p text:style-name="P4"><text:span text:style-name="T7"><text:tab/>Структура сознания. Сознание и самосознание. </text:span><text:span text:style-name="T2">Структуру сознания можно представить как определенную систему уровней и проекций, описывающих характер отражения действительности и спектр отношений к ней. Необходимо сказать, что приведенная структура сознания выступает лишь одной из возможных версий интерпретации данной темы. Принимая во внимание несомненное богатство духовного опыта человека, можно говорить о существовании самых разнообразных элементов сознания, не вошедших в данную структуру.</text:span></text:p>
      <text:p text:style-name="P35"/>
      <table:table table:name="Table1" table:style-name="Table1">
        <table:table-column table:style-name="Table1.A" table:number-columns-repeated="3"/>
        <table:table-column table:style-name="Table1.D"/>
        <table:table-row>
          <table:table-cell table:style-name="Table1.A1" office:value-type="string">
            <text:p text:style-name="P28">Уровни <text:s/>Проекции</text:p>
          </table:table-cell>
          <table:table-cell table:style-name="Table1.A1" office:value-type="string">
            <text:p text:style-name="P61">Когнитивная</text:p>
          </table:table-cell>
          <table:table-cell table:style-name="Table1.A1" office:value-type="string">
            <text:p text:style-name="P27">Аксиологическая</text:p>
          </table:table-cell>
          <table:table-cell table:style-name="Table1.D1" office:value-type="string">
            <text:p text:style-name="P61">Регулятивная</text:p>
          </table:table-cell>
        </table:table-row>
        <table:table-row>
          <table:table-cell table:style-name="Table1.A2" office:value-type="string">
            <text:p text:style-name="P36">Чувственно-</text:p>
            <text:p text:style-name="P36">эмоциональный</text:p>
          </table:table-cell>
          <table:table-cell table:style-name="Table1.A2" office:value-type="string">
            <text:p text:style-name="P36">Ощущение, восприятие, представление</text:p>
          </table:table-cell>
          <table:table-cell table:style-name="Table1.A2" office:value-type="string">
            <text:p text:style-name="P36">Эмоции</text:p>
          </table:table-cell>
          <table:table-cell table:style-name="Table1.D2" office:value-type="string">
            <text:p text:style-name="P36">Чувства</text:p>
          </table:table-cell>
        </table:table-row>
        <table:table-row>
          <table:table-cell table:style-name="Table1.A2" office:value-type="string">
            <text:p text:style-name="P36">Интуитивно-волевой</text:p>
          </table:table-cell>
          <table:table-cell table:style-name="Table1.A2" office:value-type="string">
            <text:p text:style-name="P61">Интуиция</text:p>
          </table:table-cell>
          <table:table-cell table:style-name="Table1.A2" office:value-type="string">
            <text:p text:style-name="P61">Смыслы</text:p>
          </table:table-cell>
          <table:table-cell table:style-name="Table1.D2" office:value-type="string">
            <text:p text:style-name="P61">Воля</text:p>
          </table:table-cell>
        </table:table-row>
        <table:table-row>
          <table:table-cell table:style-name="Table1.A2" office:value-type="string">
            <text:p text:style-name="P36">Абстрактно-дискурсивный</text:p>
          </table:table-cell>
          <table:table-cell table:style-name="Table1.A2" office:value-type="string">
            <text:p text:style-name="P36">Понятия, суждения, умозаключения</text:p>
          </table:table-cell>
          <table:table-cell table:style-name="Table1.A2" office:value-type="string">
            <text:p text:style-name="P61">Значения, ценности</text:p>
          </table:table-cell>
          <table:table-cell table:style-name="Table1.D2" office:value-type="string">
            <text:p text:style-name="P61">Вера</text:p>
          </table:table-cell>
        </table:table-row>
      </table:table>
      <text:p text:style-name="P6"><text:span text:style-name="T6">Таблица 1. </text:span><text:span text:style-name="T2">Структура сознания</text:span></text:p>
      <text:p text:style-name="P37"><text:tab/></text:p>
      <text:p text:style-name="P5"><text:span text:style-name="T2"><text:tab/>В качестве первичной конструкции можно выделить следующие уровни сознания: чувственно-эмоциональный, связанный с непосредственным отражением внешней действительности (ощущение, восприятие, представление); рационально-дискурсивный, предполагающий интеллектуальную обработку чувственных данных в соответствии с заданным культурной традицией, логико-понятийным и ценностным каркасом (понятия, суждения, умозаключения); интуитивно-волевой, акцентирующий опыт «Я», самосознания (интуиция, смыслы, воля), </text:span><text:span text:style-name="T6">см. таблицу 1</text:span><text:span text:style-name="T2">.</text:span></text:p>
      <text:p text:style-name="P35"><text:tab/>В реальном опыте сознания достаточно трудно отграничить чувственное от рационального или волевого. Все уровни и все проекции сознания функционируют как единая целостность. При этом динамика сознания описывается через категории памяти, внимания и воображения, где в реальном фокусе настоящего (внимания) оказываются собранными как прошлые знания, так и целевое предвосхищение будущего; как чувства, так и разум. Акцент на развитии индивидуального сознания сущностно пересматривает традиционные представления о привелигированном статусе разума. Если ранее мышление как основная функция и предназначение сознания сводилось исключительно к способности разума посредством логических умозаключений приходить к постижению всеобщих идеальных истин, то сегодня мышление рассматривается в ином контексте. Начиная с К. Г. Юнга, в психологии и философии говорят о двух типах мышления: образно-ассоциативном и рационально-логическом, где генетически первичным и функционально более значимым оказывается образно-ассоциативное мышление. В современных исследованиях сознания особым вниманием пользуются ситуации «снятия» разума: состояния сна, безумия, измененного сознания. </text:p>
      <text:p text:style-name="P35"><text:tab/>Отличительными признаками сознания человека от психики животных являются: абстрактное мышление, связанное с умением воспроизводить сущностные характеристики и связи действительности, не данные непосредственно в восприятии; целеполагание как способность прогнозировать свою деятельность; самосознание определяющее возможность выделения себя из внешней среды; язык как система, позволяющая ориентироваться не столько по реальным физическим процессам, сколько по их знаково-символическим, языковым обозначениям.</text:p>
      <text:p text:style-name="P4"><text:span text:style-name="T2"><text:tab/>Формирование этих особенностей сознания стало возможным благодаря социо- и культурогенезу, где и абстрактное мышление, и язык, и самосознание выступают как исторические образования. У истоков сознания стояла практика, где первичный акт </text:span><text:soft-page-break/><text:span text:style-name="T2">мышления фактически выступает как «внутреннее действие». </text:span></text:p>
      <text:p text:style-name="P35"><text:tab/>В зависимости от выделенных уровней анализа можно говорить и об основных структурно-функциональных характеристиках сознания. Рассмотрим модель психики, предложенную З. Фрейдом, рассматривающий последнюю в единстве таких составляющих, как «Оно» (id), «Я» (ego) и «Сверх-Я» (super-ego). Феномен сознания («Я») здесь образуется за счет пересечения импульсов бессознательного («Оно) и нормативных установок культуры и общества («Сверх-Я»). Фрейдовская схема описывает не столько сознание, сколько психику, в рамках которой сознание выступает как небольшой и не самый интересный для Фрейда фрагмент. В то же время представляется возможным структурировать также «внутренний» опыт сознания, отличающийся исключительным богатством и многообразием своих проявлений. </text:p>
      <text:p text:style-name="P35"><text:tab/>Таким образом, сознание – это сложная многоуровневая система, включающая в себя природно-психические, индивидуально-личностные и социокультурные проекции.</text:p>
      <text:p text:style-name="P4"><text:span text:style-name="T2"><text:tab/></text:span><text:span text:style-name="T7">Творческая природа и социокультурная размерность сознания. </text:span><text:span text:style-name="T2">Природу и функционирование сознания невозможно понять без учета соответствующих социокультурных факторов его формирования и развития. Именно идея о социокультурной размерности сознания отделяет классические и неклассические версии философии сознания. Классическая философия исходила из возможности индивидуального сознания даже в ситуации изоляции от общества. Сознание человека представлялось как проявление «чистого разума», либо как первоначальная tabula rasa (чистая доска), заполняемая природой в процессе индивидуального опыта. </text:span></text:p>
      <text:p text:style-name="P35"><text:tab/>Преодоление классического принципа «созерцательности мышления» осуществляется первоначально в философии марксизма в связи с идеей общественного сознания, ядром которого, согласно Марксу, является идеология как сложившаяся в обществе система взглядов на общество, человека и природу. Она характеризуется Марксом как «ложное сознание», поскольку закрепляет интересы правящих слоев населения, диктуя определенный спектр видения и объяснения действительности. «Зеркало» сознания при этом всякий раз искажается в соответствии с устойчивыми идеологемами своего времени. Индивидуальное сознание возможно лишь через его соотнесенность с общественным, где и разум, и чувственность в равной мере выступают продуктами социальной эволюции. Общественное сознание задает специфичную для каждой эпохи шкалу ценностей, которые определяют устойчивые мировоззренческие конструкции разума и те «культурные фильтры», через которые воспринимается мир. </text:p>
      <text:p text:style-name="P35"><text:tab/>Соответственно, будучи социально зависимым, сознание не просто пассивно отражает действительность, но и творчески реорганизует ее в соответствии с определенными историческими установками времени. Творческая природа сознания состоит также в его способности к опережающему отражению действительности, т. е. в возможности предвосхищения ситуации на основании имеющегося опыта. Способность к опережающему отражению действительности связана с таким фундаментальным свойством сознания, как целеполагание. Целевые установки, в которых конкретизируется сознание, одновременно не только зависят от исторической ситуации, но и выходят за ее границы, позволяя расширять горизонты социокультурной реальности и создавать новые ценности.</text:p>
      <text:p text:style-name="P35"><text:tab/>Один из основных факторов, посредством которого осуществляется социально-творческая природа сознания, – это деятельность. Практика и деятельность фактически обусловили возникновение и функционирование сознания, где всякий мыслительный акт – это «внутреннее действие». В то же время человеческую деятельность отличает ее «осознанность», связанная со способностью к целеполаганию. </text:p>
      <text:p text:style-name="P4"><text:span text:style-name="T2"><text:tab/>В качестве основных культурных механизмов, обеспечивающих формирование и развитие сознания, выступают традиция и образование. Именно они определяют ту систему «культурных предрассудков», которая гарантирует целостность и устойчивость мировоззрения. При всей консервативности институтов традиций и образования они так же, как и деятельность, раскрывают творческую природу сознания. С одной стороны, как </text:span><text:soft-page-break/><text:span text:style-name="T2">механизмы социализации традиция и образование формируют сознание в его культурно-исторической вариабельности, с другой – закладывают необходимое основание для последующего развития личности, творческий потенциал которой напрямую зависит от ее общекультурного и образовательного уровней. </text:span></text:p>
      <text:p text:style-name="P35"><text:tab/>Еще один фактор, определяющий социокультурную размерность сознания, – это коммуникация. Она конкретизирует феномен деятельности на уровне межличностных взаимодействий, определяя не только ситуацию человека в целом, но и природу сознания. Реальный опыт сознания всегда задан как коммуникативный процесс в многообразии его форм: диалога, полилога. Посредством коммуникации проявляются и закрепляются функциональные характеристики сознания на всех его структурных уровнях. </text:p>
      <text:p text:style-name="P35"><text:tab/>Культурные механизмы, обеспечивающие коммуникацию, – это речь и язык. Язык – это система знаков, соответствующих определенным понятиям. Речь – это оформленная в соответствии с принятыми в обществе правилами словесная деятельность, в которой конкретизируется язык. Таким образом, язык реализует себя посредством речи, однако по отношению к последней он является более фундаментальной структурой. </text:p>
      <text:p text:style-name="P35"><text:tab/>Речевое высказывание как элементарная единица речи может характеризоваться как определенный акт, действие, направленное на достижение целенаправленного эффекта со стороны воспринимающих людей. Значение языка для понимания опыта сознания огромно. Фактически любой факт нашего сознания отражен в соответствующем языковом конструкте: высказывании, слове, имени. Язык служит средством для образования и выражения мысли. Он выступает в качестве универсального культурного механизма сохранения и трансляции информации, коммуникации; является необходимым посредником между человеком и миром, восприятие и познание которого возможно лишь посредством языка. </text:p>
      <text:p text:style-name="P35"><text:tab/>Однако акцент на языке как исключительном средстве изучения сознания, сделанный в философии ХХ в., едва ли является правомерным. И в последствии, невозможность адекватной реконструкции опыта сознания средствами языка способствовала переориентации философии в конце ХХ в. на идею текста. В отличие от языка текст не связан единой структурой, но существует как пересечение различных контекстов и фрагментов опыта. «Сознание как текст» – это одновременно «сознание как след», отсылающий к многообразию культурных практик, но реализующийся за счет их творческой переинтерпретации. Идея текста, существующего в ситуации многообразия контекстов и «конфликта интерпретаций», демонстрирует сложность и комплексность проблемы сознания в философии. Тем самым вопросы «что такое человек» и «что такое сознание» во многом остаются открытыми для философского и научного познания, стимулируя одновременно поиск новых форм и акцентов в самоопределении культуры и человечества.</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16"/>
      <text:p text:style-name="P16"/>
      <text:p text:style-name="P16"><text:soft-page-break/><text:span text:style-name="T37">II. Нейронные</text:span> модели сознания</text:p>
      <text:p text:style-name="P29"><text:tab/></text:p>
      <text:p text:style-name="P30"><text:span text:style-name="T14"><text:tab/></text:span><text:span text:style-name="T10">Науке, имеющей дело с сознанием, нужна теория, которая объясняет, что такое сознание и каково его место в мире. В этом разделе мы кратко обсудим некоторые из самых известных теорий сознания, выдвинутых в рамках науки о сознании. </text:span><text:span text:style-name="T13">М</text:span><text:span text:style-name="T10">ы рассмотрим современные эмпирические теории сознания, в первую очередь теории нейрональных основ сознания. Эти теории не занимаются метафизическими вопросами об истинной природе сознания, скорее они стремятся связать определенные феномены сознания с определенными когнитивными и нейрональными механизмами в мозге. При этом они также во многом противоречат друг другу. Однако, по крайней мере, есть несколько основных вопросов, по которым эти теории согласуются друг с другом. Такое единство между разными теориями позволяет надеяться, что когда-нибудь будет создана единая, общая теория сознания.</text:span></text:p>
      <text:p text:style-name="P53"><text:tab/>Теория, как предполагается, должна объяснять факты, а «объяснение» помогает понять, что происходит в реальном мире. Теории помогают выяснить, какие феномены существуют в мире, из чего они состоят, как различные феномены взаимодействуют между собой, создавая причинно-следственные связи, и, в целом, как устроен мир. Атомистическая теория материи объясняет, из каких элементарных единиц состоит вся физическая материя, клеточная теория в биологии объясняет, на что похожи микроскопические элементы биологических тканей и организмов, а эволюционная теория объясняет процесс, посредством которого возникли разные виды живых организмов на этой планете.</text:p>
      <text:p text:style-name="P30"><text:span text:style-name="T10"><text:tab/>Теория соз</text:span><text:span text:style-name="T9">нания должна описывать и объяснять сознание: рассказывать нам, что такое сознание и как оно связано с другими явлениями в мире, в особенности с мозгом. Описать сознание означает дать его определение, ввести понятия, которые ясно и системно описывают основные особенности сознания, привести показательные примеры этого феномена и дифференцировать его от других феноменов, с которыми его можно легко перепутать. Объяснить сознание означает связать его с другими феноменами, описав механизмы и принципы, лежащие в его основе или несущие ответственность за его возникновение, и показав, как сознание взаимодействует с мозгом и как оно руководит нашим поведением.</text:span></text:p>
      <text:p text:style-name="P54"><text:tab/>Поэтому общее объяснение должно вести к глубокому пониманию природы , структуры , происхождения и функций того или иного феномена. Идеальная теория сознания должна предоставить объяснение, позволяющее понять сознание таким, каково оно есть, и определить его место в природе. По сути, сознание и есть то, что мы есть , – в конце концов, оно и создает переживание нашего субъективного, личного существования в этом мире. Теория сознания обязательно также скажет нам, каково наше место во Вселенной: мы – фрагменты вечной нематериальной субстанции души, или хрупкие, временные совокупности биоэлектрических полей в мозге, или мы все время ошибались и сознание на самом деле нечто совсем другое, не соответствующее нашим интуитивным догадкам и традиционным объяснениям.</text:p>
      <text:p text:style-name="P54"><text:tab/>Общая теория сознания должна также во всех подробностях объяснять или предсказывать, что происходит с сознанием в исключительных обстоятельствах, например при различных травмах мозга или во время сна, анестезии, внетелесного и предсмертного переживания. Существование и особенности такого переживания должны естественно и логично следовать из Единой теории сознания.</text:p>
      <text:p text:style-name="P30"><text:span text:style-name="T9"><text:tab/>В современной литературе представлено множество теорий сознания. К сожалению, ни одну из них пока нельзя назвать Единой теорией. Наличие множества разнообразных теорий сознания – это и хорошо, и плохо. Хорошо в том смысле, что разные теории исследуют разные подходы к объяснению сознания и поэтому помогают находить самые плодотворные подходы, ведущие к наиболее правдоподобным объяснениям. А плохо, потому что все эти теории настолько разнообразны, что даже неясно, описывают ли они все одно и то же явление , когда используют слово «сознание». Кроме того, почти все теории концентрируется на объяснении нескольких избранных аспектов осознаваемого </text:span><text:soft-page-break/><text:span text:style-name="T9">переживания. Остается неясным, можно ли применить их также и к другим явлениям как к целому, на общем уровне.</text:span></text:p>
      <text:p text:style-name="P54"/>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17"/>
      <text:p text:style-name="P31"><text:soft-page-break/><text:span text:style-name="T31">1) </text:span>Теория глобального рабочего пространства (Баарс)</text:p>
      <text:p text:style-name="P39"><text:tab/>Бернард Баарс – когнитивный психолог, он играет заметную роль в современных исследованиях сознания. Его новаторская книга «Когнитивная теория сознания» ( A cognitive theory of consciousness ) вышла в свет еще в 1988 году, в то время, когда эмпирические теории сознания были немногочисленными и не привлекали к себе особого внимания. Также Баарс является соучредителем ведущего профессионального научного журнала, посвященного науке о сознании, Consciousness and Cognition ( Сознание и познание ), созданного в 1991 году.</text:p>
      <text:p text:style-name="P39"><text:tab/>Теория глобального рабочего пространства (ТГП) (GWT – global workspace theory) основана на общепринятом в когнитивных науках представлении, которое было очень популярно в 80-х годах, когда эта теория возникла. Когнитивисты считают, что наш разум – это система обработки информации, которую можно разделить на два разных типа архитектуры (processing architectures). Архитектура первого типа состоит из множества отдельных когнитивных модулей, которые анализируют входящую сенсорную информацию, а архитектура второго типа – из общей центральной системы, в которую входят когнитивные функции более высокого порядка (рис. 1).</text:p>
      <text:p text:style-name="P39"><text:tab/>Модуль – это механизм обработки, который специализируется на обработке только одного определенного типа информации, скажем, на распознавании знакомых лиц или устной речи. Только соответствующий тип информации может быть воспринят модулем как входящая информация. Когда этот тип информации доступен, модуль обрабатывает ее быстро, автоматически, отдельно или в изоляции от других модулей, без волевых усилий и без осознания. Модуль создает информацию, которая может получить доступ к сознанию, скажем, информацию о том, что это лицо знакомо, или дает интерпретацию о значении какого-то слова. Словосочетание «модульность разума» (Fodor, 1983) говорит о том, что всю сенсорно-перцептивную информацию сначала анализируют соответствующие модули, наш разум содержит сотни таких механизмов обработки, и каждый из них специализируется только на одном-единственном типе информации, на одном-единственном типе функций.</text:p>
      <text:p text:style-name="P39"/>
      <text:p text:style-name="P40"><draw:frame draw:style-name="fr1" draw:name="graphics1" text:anchor-type="as-char" svg:width="3.7602in" svg:height="3.198in" draw:z-index="0"><draw:image xlink:href="http://www.e-reading.by/bookimage.php?book=1025800&amp;image=Autogen_eBook_id27" xlink:type="simple" xlink:show="embed" xlink:actuate="onLoad"/></draw:frame></text:p>
      <text:p text:style-name="P41">Рисунок 1. Глобальное рабочее пространство</text:p>
      <text:p text:style-name="P42"/>
      <text:p text:style-name="P43"><text:tab/>В теории Баарса сознание напоминает широкую сеть связей между специализированными, неосознаваемыми модулями обработки, конкурирующими за доступ к глобальному рабочему пространству. Сообщение, которое побеждает в этой конкуренции и распространяется по всему рабочему пространству, формирует текущее содержание сознания</text:p>
      <text:p text:style-name="P43">Традиционная когнитивная теория концентрировалась на описании модульной структуры разума, но ничего не говорила о сознании. ТГП пытается описать способ, с помощью <text:soft-page-break/>которого информация, сначала обработанная модулями, в итоге входит в единую центральную систему сознания. Глобальное рабочее пространство – это когнитивная архитектура, в которую разные модули отправляют результаты обработки. Каждый модуль посылает в эту обширную сеть свои результаты, и в этой сети результаты обработки разных модулей свободно взаимодействуют, хотя сами модули изолированы друг от друга. Таким образом, результаты модулей можно назвать сообщениями, отправленными в сеть.</text:p>
      <text:p text:style-name="P43"><text:tab/>Здесь сообщения начинают конкурировать друг с другом за «глобальный доступ», то есть за доминирующее положение в сети. Сообщение, победившее в этой конкуренции, «передается в эфир» и тем самым формирует мгновенное содержание сознания. У сообщений, которые побеждают в конкуренции, должна быть некоторая минимальная продолжительность – как минимум 50–250 миллисекунд. Если сообщение «передается в эфир» в течение меньшего времени, оно не успевает распространиться по всему рабочему пространству и поэтому исчезает, не успевая дойти до сознания. Сообщения, которые побеждают в конкуренции, кроме того, должны быть внутренне целостными и информативными – внутренне противоречивые сообщения самоуничтожаются, а не несущие никакой новой информации сообщения не дают системе ничего нового и поэтому быстро рассеиваются. Глобальное рабочее пространство, согласно Баарсу, – это орган массовой информации в системе «специалистов», информационная сеть, где любая информация может быть связана с любой другой информацией. Но это не «система исполнительной власти» – она не принимает решений и не разрабатывает планов.</text:p>
      <text:p text:style-name="P43"><text:tab/>Баарс описывает свою теорию сознания с помощью метафоры театра. Победивший модуль похож на актера, который выходит на авансцену, и только его слова и действия моментально передаются всем зрителям в театре. В театре темно, освещена только авансцена, и поэтому зрители только видят «победившего» актера. Освещенная авансцена – метафора селективного внимания. Баарс считает, что селективное внимание – это шлюз в сознание (или к «передаче» сообщения). Внимание выбирает, куда или на какое содержание должен быть направлен свет театрального прожектора, а сознание – это следствие такого освещения цели. Содержание сознания становится ясным, и его можно выразить вербально или другими средствами; поэтому критерий сознания – возможность выражения, вербального или невербального .</text:p>
      <text:p text:style-name="P43"><text:tab/>Нейрональный субстрат глобального рабочего пространства сознания в мозге остается неясным. Баарс предполагает, что в нем есть как минимум два компонента: сенсорная кора, где стимулы представлены как паттерны активации коры; и активность ретикулярной формации и таламуса. Объединив их, можно получить следующую картину: сенсорную активность коры можно связать с таламусом посредством таламокортикальных петель обратной связи. У таламуса в свою очередь есть массивные связи со всей корой, а также с подкорковыми механизмами. Возможно, в этой системе совокупности нейрональной активации получают широкий доступ – так что, возможно, это и есть нейрональное глобальное рабочее пространство.</text:p>
      <text:p text:style-name="P43"><text:tab/>Несколько другую теорию рабочего пространства выдвинули французские нейробиологи Станислас Дехен, Лионель Наккаше и Жан-Пьер Шанже. Они считают, что нейрональное глобальное рабочее пространство (НГП) (NGW – neural global workspace) основано на кортикальных нейронах «рабочего пространства», которые создают дальние и обширные связи в коре. Такие нейроны особенно часто находят в определенных слоях коры (пирамидные нейроны кортикальных слоев 2 и 3). Идея состоит в том, что активность в этих слоях коррелирует с сознанием. Таких нейронов рабочего пространства особенно много в префронтальной коре, но они есть и во многих других областях мозга. Система НГП анатомически четко не очерчена, потому что в разное время в рабочее пространство мобилизуются разные популяции нейронов.</text:p>
      <text:p text:style-name="P43"><text:tab/>Для мобилизации – или участия в формировании содержания сознания – нужна длительная активность определенного типа. Во-первых, сам модульный процессор должен быть внутренне активен. Затем он отправляет результаты обработки (восходящие сигналы) к <text:soft-page-break/>НГП, а активные нейроны рабочего пространства отсылают назад нисходящие сигналы, которые повышают активность и усиливают сообщения. Такая двусторонняя активация создает самоусиливающийся, самоподдерживающийся цикл нейрональной активности, поставляющий то или иное содержание в поток сознания. В отличие от первоначальной модели, предложенной Баарсом, эта модель рабочего пространства делает акцент на активности коры мозга и не отводит решающей роли таламокортикальным петлям активности. Активность нейрональных ансамблей, предполагаемая теорией NGW, тесно связывает сознание с нисходящим селективным вниманием и рабочей памятью – возможно, настолько тесно, что сознание становится почти идентичным вниманию и рабочей памяти.</text:p>
      <text:p text:style-name="P32"><text:tab/>2) Нейробиологическая теория (Крик и Кох). <text:span text:style-name="T9">Теория глобального рабочего пространства Баарса была опубликована в 1988 году, а спустя всего два года, в 1990 году, Фрэнсис Крик и Кристоф Кох предложили еще одну теорию сознания, получившую большое влияние. Впоследствии они развивали свой подход к сознанию в серии статей, до самой смерти Фрэнсиса Крика в 2004 году. Принимая во внимание, что подход Баарса почти полностью «когнитивен», Крик и Кох подходят к сознанию с точки зрения нейронауки и в своей довольно известной статье «К нейронаучной теории сознания» (1990) утверждают, что нейронауке пора начать серьезно относиться к сознанию. Благодаря этому весьма своевременному манифесту двух уважаемых, серьезных представителей нейронауки сознание быстро стало популярной темой исследований в нейронауке.</text:span></text:p>
      <text:p text:style-name="P43"><text:tab/>К их словам отнеслись серьезно, не в последнюю очередь благодаря репутации Фрэнсиса Крика – одного из самых известных ученых 20-го столетия. В 1953 году, вместе с Джеймсом Уотсоном, он обнаружил двойную структуру спирали ДНК, тем самым открыв «тайну жизни», и в 1962 году получил за это Нобелевскую премию. В 80-х годах Крик стал все чаще обращаться к когнитивной нейронауке и опубликовал несколько статей, посвященных нейрональным механизмам в фазе «быстрого сна» и таламическим механизмам внимания. Затем, в конце 80-х годов, он объединил усилия с молодым нейробиологом Кристофом Кохом, и их совместная работа вошла в историю исследований сознания.</text:p>
      <text:p text:style-name="P43"><text:tab/>Крик и Кох предложили даже не теорию, а общий подход или программу исследований сознания. Они считали, что на данном этапе не стоит пытаться давать точные определения сознанию, потому что это невозможно. Нейронауке не нужно стремиться первым делом объяснить квалиа; к этому можно будет вернуться позже. Нейробиологи могут и должны, утверждают Крик и Кох, сосредоточиться на поисках нейрональных коррелятов сознания, определяемых как минимальный набор механизмов мозга и событий, достаточных для возникновения тех или иных феноменальных состояний. В конечном счете, если феномен сознания вообще удастся объяснить, это будет сделано в терминах нейронауки.</text:p>
      <text:p text:style-name="P43"><text:tab/>Сенсорная кора содержит то, что Крик и Кох называют сущностными узлами ( essential nodes ) . Это популяции нейронов, отвечающие за один особый аспект сенсорного восприятия, скажем, за цвет воспринимаемого объекта. Таким образом, сущностные узлы – необходимая нейрональая основа квалиа. Но узел не может создавать квалиа сам по себе, даже если его нейроны, как сумасшедшие, отправляют импульсы во все стороны. Узел должен быть связан с более широкой сетью, которая называется коалицией нейронов. Коалиция – это набор нескольких сущностных узлов в более обширной сети. Только тогда, когда коалиция становится активной как единое целое, синхронизируя активность нейронов всех ее членов, возникает перцептивная репрезентация, способная войти в сознание.</text:p>
      <text:p text:style-name="P43"><text:tab/>Однако для формирования коалиции нейрональные проекции из сенсорных областей, расположенных в задней части мозга (где расположены узлы), должны поступать в области, связанные с вниманием и расположенные в передней части мозга, и получать от них соответствующую обратную связь. Только такая нисходящая обратная связь может повысить уровень активности коалиции выше критического порога на достаточно длительный период времени, чтобы эта коалиция победила в конкуренции. Нисходящее внимание, таким образом, можно считать механизмом, помогающим коалиции внутренне синхронизироваться и выиграть конкуренцию за доступ к сознанию. Такой механизм обратной связи для сознания <text:soft-page-break/>весьма напоминает теорию рабочего пространства, описанную выше.</text:p>
      <text:p text:style-name="P43"><text:tab/>В первой версии своей теории Крик и Кох предложили знаменитую гипотезу 40 Гц. Она описывает, как создаются нейрональные ансамбли, возникающие в сознании:</text:p>
      <text:p text:style-name="P44"><text:tab/>«<text:span text:style-name="T30">В 1990 году мы с Фрэнсисом утверждали, что синхронизированные колебания частотой 40 Гц в пределах подмножества нейронов, которые соответствуют воспринимаемому объекту, являются свидетельством НКС. Другими словами, содержание сознания может быть идентифицировано, в этот момент, активностью набора нейронов переднего мозга, работающих по принципу спайк-пауза [11] с периодичностью в 20–30 миллисекунд»</text:span> (Кох, 2004, p. 45).</text:p>
      <text:p text:style-name="P44"><text:tab/>Гипотеза специфичности 40 Гц активности (также известная как гипотеза гамма-активности) вызвала большой энтузиазм и интерес в научных кругах, потому что это была первая конкретная, эмпирически тестируемая идея нейрональных механизмов сознания. Стали появляться данные, поддерживающие эту идею (Engel &amp; Singer, 2001), но также стало ясно, что эта гипотеза слишком упрощена. Очевидно, иногда возможна 40 Гц синхронизация при отсутствии сознания (это показывает, что ее недостаточно для НКС), и иногда возможно сознание без синхронизации в 40 Гц (это показывает, что она также не является необходимой). Поэтому позже Крик и Кох отклонили гипотезу 40 Гц:</text:p>
      <text:p text:style-name="P45"><text:span text:style-name="T30"><text:tab/>«Сегодня мы с Фрэнсисом уже не считаем, что синхронизированные импульсы – достаточное условие для НКС… Как только коалиция выиграла конкуренцию и мы начинаем осознавать те или иные свойства объектов, коалиция уже может обходиться без помощи синхронизации… Таким образом, синхронизированные колебания, вероятно, чаще всего возникают на ранних стадиях восприятия, но необязательно на более поздних»</text:span> (Koch, 2004, p. 46).</text:p>
      <text:p text:style-name="P46"><text:tab/>Сознание действует по принципу « победитель получает все », и выигравшая коалиция создает актуальное содержание сознания. При этом она «вербует» нерйрональные ансамбли по всей коре, в таламусе и в других сетях. В дополнение к НКС, победившая коалиция также активирует контекст , фон , или « полутень » в НКС. Этот фон включает в себя то, что иногда называют «краем» сознания, «феноменальным фоном» или «периферийным осознанием»: ассоциации, воспоминания, ожидания и планы на будущее, связанные с содержанием НКС, но не являющиеся его частью. Такое контекстуальное содержание может быть очень близким к порогу или к поверхности сознания и способно ненадолго войти в содержание сознания. Фон помогает интерпретировать более широкий смысл переживаний, поместив их в соответствующий контекст.</text:p>
      <text:p text:style-name="P46"><text:tab/>Функция сознания – суммировать текущее состояние окружающего мира в компактной репрезентации , которая затем используется для планирования и реализации преднамеренного поведения. Но в основном управление поведением происходит за пределами сознания, им занимаются специализированные и обученные зомби-агенты. Они реагируют на внешние события быстро, неосознанно и стереотипно – они похожи на модули-отражения, действующие на результат мозговой обработки.</text:p>
      <text:p text:style-name="P46"><text:tab/>Теория Крика и Коха не слишком отличается от идеи ТГП Баарса и связанной с ней теории глобального рабочего пространства (НГП). Действительно, эти идеи, кажется, хорошо объединяются в общую современную теорию нейрональных оснований сознания. Но Крик и Кох подчеркивают, что, на их взгляд, активность на микроуровне в синапсах и в отдельных нейронах крайне важна для понимания специфики и конкретики феноменальных состояний. Таким образом, их подход несколько более микроскопический по духу, чем более целостные подходы других ученых, которые подчеркивают важность глобальных нейрональных ансамблей и общей активности, а не отдельных нейронов. В какой-то момент Крик и Кох даже предположили, что в мозге есть некое подмножество анатомически и физиологически специализированных типов нейронов, которые можно назвать «нейронами сознания».</text:p>
      <text:p text:style-name="P46"><text:tab/>Крик и Кох признают, что открытие НКС само по себе не решает проблемы сознания. И все же это важный шаг к ее решению, позволяющий точно определить нейробиологические и нейроэлектрические условия, при которых у очень сложных <text:soft-page-break/>биологических существ возникает субъективное переживание. Возможно, это поможет совершить настоящий прорыв также и в понимании того, почему и как в результате нейрональной активности возникают феноменальные, качественные состояния. В любом случае, без этого открытия у нас уж точно не было бы никаких шансов это понять.</text:p>
      <text:p text:style-name="P46"><text:tab/><text:span text:style-name="T20">3) Теория динамического ядра (Тонони и Эдельман) и теория информационной интеграции (Тонони). </text:span>Здесь мы встречаем еще одну пару ученых, где лауреат Нобелевской премии (Джеральд Эдельман) объединился с молодым нейробиологом (Джулио Тонони) в поисках решения проблемы сознания. Прежде чем начать сотрудничать с Тонони, Эдельман уже издал несколько книг о сознании ( Воспоминания о настоящем: биологическая теория сознания ( The remembered present: A biological theory of consciousness ), 1989), но теория динамического ядра Эдельмана и Тонони возникла в результате совместных усилий. Эта теория описана в книге « Вселенная сознания » ( A universe of consciousness ) (2000).</text:p>
      <text:p text:style-name="P46"><text:tab/>Теория динамического ядра основана на более ранней теории Эдельмана (получившей название нейродарвинизма), в которой он описывал мозг как дарвиновскую систему. В процессе развития мозга одни группы нейронов получают преимущество над другими, отчасти на основании личного опыта и поведения. В итоге формируются постоянные или взаимные связи между отдаленными друг от друга популяциями нейронов, активность которых скоординирована пространственно-временным образом. Прочные, постояннные, взаимные связи между таламусом и корой и есть местоположение механизмов сознания. Пространственно-временная координация активности связывает разные перцептивные элементы в целостные объекты, а затем в единую сцену, которую мы воспринимаем перед собой во внешнем мире. Именно так возникают связи, лежащие в основе единства сознания.</text:p>
      <text:p text:style-name="P46"><text:tab/>Динамическое ядро – это целостный функциональный кластер нейрональной активности в таламокортикальной системе. Этот кластер состоит из групп нейронов, активно взаимодействующих друг с другом. Эту активность невозможно идентифицировать с помощью особых типов нейронов или локализованных популяций нейронов, которые необходимы и достаточны для нее. Скорее, разные популяции нейронов участвуют в динамическом ядре в разное время, это – целостная, интегрированная активность , которая коррелирует с сознанием, а не с участвующими в ней нейронами как анатомическими модулями.</text:p>
      <text:p text:style-name="P46"><text:tab/>Недавно Тонони (2009) развил эти идеи и предложил теорию сознания как интеграции информации. Первая предпосылка его новой теории состоит в том, что сознание и очень интегрировано, и чрезвычайно дифференцировано. Интеграция означает, что сознание всегда представляется нам единым, целостным полем переживания; дифференциация означает, что в сознании есть самое разное содержания и бесчисленные состояния, которые отличаются по содержанию.</text:p>
      <text:p text:style-name="P46"><text:tab/>Феноменальное сознание как общее состояние идентифицируется с интегрированной информацией: любая физическая система обладает субъективным феноменальным переживанием в той степени, в какой она способна интегрировать информацию. Феноменология понимается как фундаментальный информационный объем системы, который можно выразить в виде численного значения. Для появления сознания важно, какой объем интегрированной информации создает система , а не (как в ТГП) насколько широко эта информация распределена в системе.</text:p>
      <text:p text:style-name="P46"><text:tab/>Уровень сознания системы связан с репертуаром различных состояний, которые может демонстрировать система. Конечно, феноменальное сознание – очень богатая система с точки зрения информационного содержания: только подумайте обо всем феноменальном переживании, доступном человеку, – обо всех возможных комбинациях разных квалиа. Метафорически переживать опыт – все равно что увидеть триллион лиц сразу: в любой момент может быть реализована только одна из триллиона возможностей. Любое наше переживание несет в себе очень много информации, но, реализовавшись, оно исключает все остальные возможные варианты интерпретации события.</text:p>
      <text:p text:style-name="P46"><text:tab/>Традиционное определение информации гласит, что она – «уменьшение <text:soft-page-break/>неопределенности» (относительно какого-то события). Поэтому чем больше разных состояний может быть у системы, тем больше любое из этих состояний уменьшает неопределенность по поводу состояния системы и соответственно тем больше информации оно содержит. Кроме того, наш опыт внутренне целостен – в любой момент времени у нас есть только единое феноменальное поле, или поток субъективных переживаний. Поэтому вся информация в сознании интегрирована в единое целостное состояние.</text:p>
      <text:p text:style-name="P46"><text:tab/>Грубо говоря, уровень сознания или количество сознания, созданное системой, прямо пропорционально степени интеграции информации в системе, а качество сознания определяется внутренними информационными отношениями в рамках системы. Эти отношения могут быть описаны в рамках многомерного пространства квалиа. Различные переживания – это разные формы в пространстве квалиа. Чистые, примитивные квалиа – фундаментальные элементы сознания по Титченеру – это простейшие формы в пространстве квалиа, которые невозможно далее расчленить на более простые элементы.</text:p>
      <text:p text:style-name="P46"><text:tab/>Если сознание – всего лишь интегрированная (в высокой степени) информация, значит, феноменальное осознаваемое переживание можно, в принципе, отделить от когнитивных функций более высокого уровня: языка, самосознания и вербальной коммуникации. Если бы было возможно измерить степень интеграции информации у младенцев или у животных, то мы могли бы выяснить, обладают они феноменальным сознанием или нет. Тогда в соответствии с этим принципом можно было бы создать методы объективной регистрации квалиа, или мониторинг сознания, выявить степень интеграции информации системы и создать метод распознавания выходных данных с точки зрения наличия или отсутствия сознания (или его градуированный уровень). Возможно, сложность содержания феноменального сознания тоже можно было бы объективно выявить с помощью таких измерений.</text:p>
      <text:p text:style-name="P46"><text:tab/>Если мы идентифицируем сознание с уровнем интеграции информации, это ведет к онтологическому отделению феноменального сознания от его биологической основы, в том же смысле, как компьютерная метафора когнитивной психологии (или функционализм) отделяет разум (программное обеспечение) от мозга (аппаратных средств). Любая физическая система, способная интегрировать информацию, должна обладать определенным уровнем феноменального сознания, даже если она не состоит из нейронов или каких-то других биологических компонентов. И если теория верна, это позволит инженерам создавать машинное сознание из неорганических компонентов – для этого будет достаточно, чтобы эти компоненты могли создавать и интегрировать информацию.</text:p>
      <text:p text:style-name="P46"><text:tab/>Отношение к информации как к ключевому компоненту сознания также метафизически связывает эту теорию с протопанпсихизмом, предложенным Дэвидом Чалмерсом (см. раздел главы 10, посвященный натуралистическому дуализму), согласно которому любая информация обладает элементарными, примитивными формами сознания, и когда она объединена в сложное целое так, как это происходит в мозге, возникает феноменальное сознание каким мы его знаем. Ни одна из этих теорий не объясняет, почему информация (любого вида) должна сопровождаться каким-то феноменальным переживанием. Таким образом, эти теории также не могут избавиться от «трудной проблемы» или устранить объяснительный разрыв.</text:p>
      <text:p text:style-name="P46"><text:tab/>Опасность теории Тонони состоит в том, что сознание идентифицируется с интеграцией информации только в качестве теоретической догадки. Следовательно, эта объективная особенность системы берется как самоочевидная и не подвергается сомнению первоначальная теоретическая гипотеза. Вместо того чтобы безоговорочно принимать эту идею, нужно было бы предложить методы ее критической эмпирической проверки. Какой эксперимент мог бы подтвердить или опровергнуть наличие предполагаемой связи между интегрированной информацией и сознанием? Нужно найти системы, не способные интегрировать информацию, которые при этом обладают феноменальным сознанием, и системы, способные интегрировать информацию, которые при этом можно назвать простейшими, не имеющими сознания «зомби». Если такие «кандидаты» не будут найдены, <text:soft-page-break/>теория интеграции информации будет опровергнута.</text:p>
      <text:p text:style-name="P46"><text:tab/>И теория динамического ядра, и теория интеграции информации считают важнейшим нейрональным механизмом сознания таламокортикальную систему, ведь в ней есть устойчивая структура, способная интегрировать информацию из самых разных источников – и из коры, и из таламуса, таким образом создавая единую целостную «сцену». Содержание феноменального сознания и чрезвычайно дифференцировано – оно обладает богатым разнообразием различных свойств, и весьма интегрировано, потому что создает единое переживание целостного сенсорно-перцептивного мира. По крайней мере, эта теория подтверждает наши интуитивные предположения о том, что феноменальное сознание – это единое внутреннее поле богатого субъективного переживания.</text:p>
      <text:p text:style-name="P46"><text:tab/><text:span text:style-name="T25">4) </text:span><text:span text:style-name="T20">Теория таламокортикальной связи (Льинас)</text:span><text:span text:style-name="T21">. </text:span>Довольно похожа по духу на теорию динамического ядра теория, принадлежащая Родолфо Льинасу. Он представил ее в нескольких статьях, написанных в 90-х годах, и в книге «Я из воронки» ( I of the vortex ) (2001). Интеграция информации и ее связь также играют главную роль в этой теории, как и в теории, описанной выше. Льинас считает, что нейрональный механизм единства сознания и связи с контекстом – это таламокортикальная система. Однако он дает нам более подробный отчет о нейроанатомических и нейрофизиологических особенностях таламокортикальной системы, которые, на его взгляд, отвечают за возникновение сознания и за его внутренние связи.</text:p>
      <text:p text:style-name="P46"><text:tab/>Льинас делает акцент на важной особенности таламокортикальной связи с корой – ее двойной направленности. Таламические ядра формируют двусторонние связи с определенными областями коры мозга. Фактически количество таламокортикальных волокон значительно больше, чем количество таламокортикальных аксонов. Взаимные таламокортикальные связи создают двунаправленные нейрональные пути между таламусом и корой. Поэтому распределенные в коре нейрональные репрезентации одновременных перцептивных свойств или событий могут быть связаны друг с другом в рамках таламокортикальной системы таким образом, чтобы объединить входные данные от разных органов чувств в целостное перцептивное переживание. Поэтому таламокортикальная система, вероятно, играет очень важную роль в создании связей или в интеграции различных репрезентаций в целостное перцептивное переживание.</text:p>
      <text:p text:style-name="P46">Теория, представленная Льинасом, основана на двух фактах:</text:p>
      <text:p text:style-name="P46">1) существуют обширные взаимные таламокортикальные связи, которые создают обширную взаимно-отражающую активность между таламусом и корой;</text:p>
      <text:p text:style-name="P46">2) некоторые нейроны коры и таламуса способны создавать внутренние самопроизвольные [13] колебания в 40 Гц.</text:p>
      <text:p text:style-name="P46"><text:tab/>Поэтому возникает гипотеза о том, что таламокортикальная сеть может самостоятельно генерировать мощные колебания даже при отсутствии входящих сенсорных данных. Когда мы воспринимаем внешний стимул, внутренняя активность таламокортикальной сети модулируется входящими сенсорными данными, которые затем влияют на функциональное состояние мозга. Когда мы видим галлюцинации или сновидения, такая активность возникает сама по себе, внутри мозга, без этого модулирующего влияния внешних стимулов.</text:p>
      <text:p text:style-name="P46"><text:tab/>Льинас предполагает, что клетки определенной части таламуса (ретикулярное таламическое ядро) отвечают за синхронизацию 40 Гц колебаний в отдаленных друг от друга участках таламуса и коры. Этот механизм включает в себя две таламокортикальные резонансные петли: специфическую таламокортикальную петлю и неспецифическую таламокортикальную петлю. Ретикулярное ядро таламуса взаимодействует с обеими этими петлями и таким образом может синхронизировать активность в обеих петлях.</text:p>
      <text:p text:style-name="P46"><text:tab/>Такая модель таламокортикального взаимодействия объясняет наличие двух разных типов связи, или единства содержания и контекста в рамках осознанного переживания. Льинас предполагает, что специфическая таламокортикальная петля отвечает за соединение отдельных фрагментов сенсорной информации в единые целостные объекты осознания. А <text:soft-page-break/>неспецифическая таламокортикальная петля обеспечивает общий контекст, или функциональное состояние сознания, в котором отдельные объекты в сознании оказываются связаны друг с другом в рамках одной глобальной целостной репрезентации (осознание самого себя в едином перцептивном мире ). Согласно этой модели, повреждение специфических таламических ядер угнетает содержание сознания определенной модальности, а повреждение неспецифических ядер таламуса (особенно интраламинарных ядер) ослабляет общую фоновую способность осознавать себя, что приводит к коме. Таким образом, взаимодействие этих двух таламокортикальных петель посредством синхронной нейрональной активности на частоте 40 Гц, возможно, и позволяет связать перцептивные свойства в единое целостное переживание.</text:p>
      <text:p text:style-name="P46"><text:tab/>Как и Тонони, Льинас предполагает, что интеграция информации является ключом к возникновению сознания. Но он идет еще дальше (2001, p. 126) и описывает отношения между связью и сознанием, перефразируя Декарта: «Она связывает, значит, я существую!», где «она» – это таламокортикальная система.</text:p>
      <text:p text:style-name="P46"><text:tab/><text:span text:style-name="T26">5</text:span><text:span text:style-name="T22">) </text:span><text:span text:style-name="T20">Теория рекуррентной обработки (Ламме)</text:span><text:span text:style-name="T22">. </text:span>Виктор Ламме – голландский когнитивный нейробиолог, изучавший нейрональные основы обработки зрительной информации у обезьян и людей. Поэтому его теория сознания основана на том, что известно о нейрональных процессах, лежащих в основе осознаваемого зрительного восприятия. По мнению Ламме (2000), для сознания крайне важны скорость и направление обработки информации в зрительной зоне коры мозга. Скорость обработки можно измерить как время поступления в область коры мозга первых сигналов от зрительного стимула. Разные области коры мозга, обрабатывающие зрительные стимулы, можно упорядочить и представить в виде временной иерархии или серии уровней в соответствии с тем, сколько времени нужно на то, чтобы они активировались под влиянием того или иного стимула.</text:p>
      <text:p text:style-name="P46"><text:tab/>Сигнал быстро распространяется, с шагом в 10 миллисекунд, из одной области в другую посредством прямых связей. Для активации – то есть для того, чтобы стимул прошел через все зрительные области и достиг моторных областей в лобной коре, требуется всего 100–150 миллисекунд. Эту первую, быструю волну зрительной обработки называют первой волной (рис. 2.). Когда быстрая первая волна приносит сообщение, мозг в каком-то смысле«знает» о стимуле, но это «знание», или репрезентация стимула, происходит за пределами сознания, и поэтому стимул еще нельзя описать вербально. Как бы там ни было, эта первичная информация может направлять быстрые, неосознаваемые, рефлекторные действия.</text:p>
      <text:p text:style-name="P46"><text:tab/>После первой волны все зрительные области остаются активными, и в игру вступают два типа нейрональных связей. В каждой зрительной области нейроны начинают взаимодействовать с помощью горизонтальных связей. Прежде всего, это взаимодействие между вторичными и первичными областями (или более поздними и более ранними областями во временной иерархии обратной связи) с помощью обратной связи. Такой тип взаимодействия называют рекуррентной (повторно используемой, или резонансной) обработкой. Различные области обмениваются интегрированной информацией и объединяют ее посредством рекуррентной обработки, связывая воедино разные свойства перцептивных объектов, например форму, цвет и движение.</text:p>
      <text:p text:style-name="P46"><text:tab/>Когда рекуррентная обработка достигает теменной и лобной коры, уже становится возможным описать содержание восприятия вербально и произвольно действовать по отношению к стимулу. Однако Ламме (2003, 2004) делает различие между возможностью описания и сознанием. Он идентифицирует сознание с рекуррентной обработкой как таковой, независимо от того, есть ли доступ к языковому выражению или произвольному поведения.</text:p>
      <text:p text:style-name="P46"><text:tab/>Он считает, что рекуррентная обработка (и связанное с ней субъективное феноменальное переживание) вполне возможна независимо от вербальных отчетов, и человек может отрицать, что видит стимул, даже если у него есть изолированное перцептивное переживание, вызванное стимулом; речь и произвольное поведение необязательны для феноменального переживания. Таким образом, Ламме выдвигает идею о <text:soft-page-break/>том, что чистое феноменальное сознание не всегда можно описать вербально. Он поддерживает теорию философа Неда Блока (2007), также утверждавшего, что чистое феноменальное сознание отлично от вербального описания.</text:p>
      <text:p text:style-name="P46"/>
      <text:p text:style-name="P47"><draw:frame draw:style-name="fr1" draw:name="graphics2" text:anchor-type="as-char" svg:width="5.1874in" svg:height="2.3335in" draw:z-index="1"><draw:image xlink:href="http://www.e-reading.by/bookimage.php?book=1025800&amp;image=Autogen_eBook_id28" xlink:type="simple" xlink:show="embed" xlink:actuate="onLoad"/></draw:frame></text:p>
      <text:p text:style-name="P48">Рисунок 2. Модель Ламме.</text:p>
      <text:p text:style-name="P48"/>
      <text:p text:style-name="P49"><text:tab/>Согласно модели зрительного сознания Ламме, зрительная информация сначала проходит быструю и неосознаваемую обработку в течение 30–100 миллисекунд от начала действия стимула по пути следования информации от зрительной коры к лобным долям. Затем информация отправляется «назад», и это происходит медленнее, через рекуррентные связи, а затем обработанная информация входит в сознание – через 100–300 миллисекунд от начала действия стимула.</text:p>
      <text:p text:style-name="P49"><text:tab/>«<text:span text:style-name="T30">Другие теоретики отрицают, что в нашем мозге может изолированно существовать переживание, которое невозможно описать словами. Противники теории чистого феноменального сознания Ламме и Блока утверждают, что если только осознание связано с доступом, осознаваемое переживание обязательно имеет доступ к намеренному поведению, языку и к вербальному воплощению. Информация, не имеющая выхода к доступу, не является осознаваемой или феноменальной, это всего лишь предсознательная , или потенциально осознаваемая информация: то, что мы видим , но не замечаем»</text:span> (Dehaene, Changeux, Naccache, Sackur, &amp; Sergent, 2006).</text:p>
      <text:p text:style-name="P49"><text:tab/>Ламме с этим не согласен. Он не считает, что доступ к языку или рабочей памяти как таковой способен добавить фундаментальное свойство феноменальности к обработке информации; напротив, феноменальное должно существовать с самого начала, когда информация достигает языковых областей и систем выхода на поведение. Разные типы информации и разные типы квалиа имеют одинаковый доступ к одинаковым системам более высокого порядка. Так что единственным источником разнообразных, радикально различных видов квалиа могут быть только отдельные, специализированные нейрональные источники, а не общая система, к которой они все имеют доступ.</text:p>
      <text:p text:style-name="P49"><text:tab/>Одно преимущество идентификации сознания с рекуррентной обработкой и отделением сознания от доступа к выходной информации и поведению состоит в том, что при этом сознание можно считать независимым от других когнитивных функций более высокого уровня. Оно отличается от речи, от кратковременной памяти и от внимания. Этот пункт подробно разрабатывается в теории Ламме, в то время как многие другие теории идентифицируют сознание с возможностью быть представленным в языке и вниманием. Ламме (2003, 2004) утверждает, что внимание и сознание могут быть диссоциированы друг от друга: можно обращать внимание на стимулы, не осознавая их, и точно так же можно осознавать стимул, не обращая на него внимания.</text:p>
      <text:p text:style-name="P49"><text:tab/>Он идентифицирует внимание с тем, что называет «глубиной» обработки. Глубина обработки, которой достигает стимул, – это количество внимания , которое уделяется стимулу. Неглубокая обработка означает, что стимулу почти не уделяется внимания, а <text:soft-page-break/>глубокая обработка означает, что на стимул направлено почти все внимание. Различие между неглубокой и глубокой обработкой не зависит от того, была передача и обработка информации прямой или рекуррентной, поэтому внимание и сознание существуют независимо друг от друга. Из этого следует, что стимул можно феноменально увидеть даже в отсутствие внимания (неглубокая рекуррентная обработка) и что стимул может привлекать внимание, даже если его не замечают (глубокая прямая передача информации). Однако обычно, когда мы сознательно воспринимаем стимул, то и обращаем на него внимание, и осознаем его – так происходит при глубокой рекуррентной обработке.</text:p>
      <text:p text:style-name="P49"><text:tab/>Теория Ламме – это попытка устранить проблемы, которые вносят в экспериментальные исследования субъективность сознания и его связь с возможностью вербального описания. Если рекуррентная обработка идентифицирована с феноменальным сознанием, то феноменальное сознание становится объективно измеримым явлением. Ламме неоднократно подчеркивал, что это решение позволило бы избавиться, наконец, от философских разногласий и открыть научные дебаты, где данные наблюдений за поведением и нейрональной активностью помогут решить, при каких обстоятельствах сознание присутствует, а когда оно отсутствует.</text:p>
      <text:p text:style-name="P49"><text:tab/>Возможно, эта теория близка к истине, но ценой сближения с редуктивным материализмом как метафизической теории сознания (см. главу 1). Даже если бы мы решили идентифицировать сознание с рекуррентной обработкой, это едва ли позволило бы ответить на самые трудные вопросы: не упускаем ли мы из виду субъективность и квалиа? «Рекуррентная обработка», похоже, не подразумевает ни того ни другого. Почему и как тот или иной тип рекуррентной обработки создает те или иные типы феноменальных квалиа? Почему какая-то рекуррентная обработка вообще создает какие-то квалиа ? Трудно понять, каким образом рекуррентная обработка может вообще создавать квалиа.</text:p>
      <text:p text:style-name="P49"><text:tab/>Так или иначе, сами квалиа, их наличие, их отсутствие или их природу нельзя объяснить простым заявлением о том, что рекуррентная обработка – это и есть квалиа, и все тут! Очевидно, можно описать все нейрофизиологические особенности рекуррентной обработки, вообще не упоминая о квалиа. Никакие измерения рекуррентной обработки не дадут нам никаких объективных данных о том, связана ли она с какими-то квалиа. Поэтому если квалиа не удается объективно обнаружить как свойства высокого уровня или причинные результаты рекуррентной обработки, феноменальное сознание, как и раньше, останется неуловимым для объективных измерений, даже если принять на веру теорию Ламме.</text:p>
      <text:p text:style-name="P49"><text:tab/>Теория Ламме не имеет радикальных отличий от теории интеграции информации Тонони или теории связи Льинаса: все эти теории подчеркивают, что интеграция информации с помощью разнонаправленной обработки крайне важна для сознания. Теория Ламме, однако, описывает, как это происходит на кортикальном уровне в процессе зрительной обработки, тогда как теория динамического ядра и теория связи уделяют больше внимания таламокортикальной системе. Теория Ламме поддерживает идею нейрональной редукции сознания (сознание идентифицируется с определенным типом нейрональной активности), тогда как Тонони говорит о когнитивной или информационной редукции сознания. При этом и тот и другой рискуют унаследовать некоторые проблемы редукционного материализма и функционализма как философских теорий сознания.</text:p>
      <text:p text:style-name="P33"><text:tab/><text:span text:style-name="T38">6) </text:span>Теория микросознания (Зеки)<text:span text:style-name="T32">. </text:span><text:span text:style-name="T9">Описанные выше теории идентифицируют сознание с единством информации или ее связанностью или, по крайней мере, утверждают, что связь информации необходима для сознания: информация с самого начала должна быть перцептивно целостной и формировать целостную репрезентацию еще до того, как она войдет в сознание. Семир Зеки (2003; Zeki &amp; Bartels, 1999) предлагает противоположную точку зрения. Согласно его теории, сознание возникает уже на том этапе, когда начинают обрабатываться лишь элементарные свойства восприятия – изолированные квалиа.</text:span></text:p>
      <text:p text:style-name="P49"><text:tab/>Как показывают исследования больных с нейропсихологическими расстройствами, а также эксперименты с использованием томографии мозга, различные элементарные свойства зрительного осознания, особенно цвет и движение, обрабатываются в анатомически разных <text:soft-page-break/>областях коры мозга (известных как V4 и V5). Те или иные феноменальные свойства могут быть утрачены независимо друг от друга в результате повреждения тех или иных зон мозга (как это происходит при ахроматопсии и акинетопсии, – мы говорили о них в главе 4, в разделе, посвященном нейропсихологии).</text:p>
      <text:p text:style-name="P49"><text:tab/>Зеки считает, что эти данные указывают на то, что элементарные феноменальные свойства, например цвет и движение, возникают в этих анатомических зонах (V4 и V5) изолированно, до того, как будут связаны в более сложные репрезентации целостных цветных движущихся объектов. Таким образом, каждая область коры, которая специализируется на создании определенного типа переживания, обладает собственным сознанием, – то есть микросознанием! Чтобы создать собственное микросознание, специализированная область коры мозга должна проявлять высокий уровень активности, превышающий критический порог активации, но при этом ей не нужно знать, что делают другие области, или интегрировать свои выходные данные с данными других зон. Если активность в той или иной зоне не достигла критического порога, то информация обрабатывается только на неосознаваемом уровне.</text:p>
      <text:p text:style-name="P49"><text:tab/>Теория микросознания гласит, что сознание, по определению, лишено целостности и его нейрональные корреляты распределены по всей сенсорной коре. Единого, целостного нейронального механизма сознания не существует, и его поиски основаны на ложной предпосылке о природе сознания. Когда мы видим сложный зрительный стимул, например мимо пролетает птица яркой окраски, то фрагменты микросознания, соответствующие положению, форме, цвету и движению стимула, возникают независимо друг от друга в разных областях коры.</text:p>
      <text:p text:style-name="P49"><text:tab/>Кроме того, одни феноменальные особенности возникают раньше других, потому что система передачи стимулов в мозге позволяет быстрее обрабатывать одни свойства, чем другие. Поэтому сначала мы осознаем положение, потом форму, потом цвет и, наконец, движение. Вся эта асинхрония во времени происходит в течение полусекунды, поэтому в своем рефлексивном сознании мы не замечаем этого. В более длительном отрезке времени признаки объекта связаны и формируют макросознание: целостное феноменальное переживание цветного движущегося объекта, например птицы. О том, как и где это происходит, в теории Зеки не говорится.</text:p>
      <text:p text:style-name="P49"><text:tab/>Над уровнем макросознания есть третий уровень – высший уровень сознания, который называется единым сознанием. Оно воспринимает весь целостный перцептивный мир и селф как воспринятые сущности в рамках одной глобальной репрезентации. Зеки не очень ясно говорит о том, что именно он включает в такое единое сознание: это просто одна общая перцептивная репрезентация, где разные аспекты феноменального содержания существуют в одном регистре, или сюда также входят структуры более высокого порядка – рефлексивное сознание и самосознание? Можно легко себе представить, что у животных и детей есть единая перцептивная репрезентация, хотя они не обладают самосознанием. Зеки считает, что осознание себя воспринимающим человеком означает осознание своего осознания, а это требует коммуникации и наличия языка. Его «единое сознание» поэтому, похоже, выходит за рамки простого перцептивного единства: представляется, что это когнитивное достижение высшего уровня, свойственное только человеку.</text:p>
      <text:p text:style-name="P49"><text:tab/><text:span text:style-name="T27">7</text:span><text:span text:style-name="T24">) </text:span><text:span text:style-name="T20">Сознание как чувство происходящего (Дамасио)</text:span><text:span text:style-name="T23">. </text:span>Антонио Дамасио – невропатолог, автор множества новаторских исследований с участием больных с неврологическими расстройствами, демонстрировавших необычные нарушения мышления, эмоций, памяти и сознания. Что касается теоретических проблем, он известен прежде всего своей теорией соматических маркеров принятия решения, согласно которой мышлением и процессом рационального принятия решений управляют телесно-эмоциональные сигналы, то есть для мышления необходимы эмоции. Пациенты с повреждениями лобной доли теряют способность воспринимать эмоциональные сигналы и поэтому не могут принимать рациональные решения. Дамасио популяризировал теорию соматических маркеров в своей книге « Ошибка Декарта » ( Descartes' error ) (Damasio, 1994).</text:p>
      <text:p text:style-name="P49"><text:soft-page-break/><text:tab/>Теория сознания Дамасио была впервые описана в его книге « Чувство происходящего » ( The feeling of what happens ) (1999). Его теория, в отличие от теорий, которые мы рассматривали выше, подчеркивает роль « тела и эмоций в процессе создания сознания », как гласит подзаголовок книги Дамасио.</text:p>
      <text:p text:style-name="P49"><text:tab/>Эта теория вводит несколько (весьма необычных) понятий, призванных описать взаимоотношения между сознанием и мозгом. Во-первых, есть неосознаваемые нейрональные паттерны , которые состоят, например, из нейрональной активности в сенсорной коре, когда они активированы входящей информацией о стимуле. Нейрональные паттерны можно увидеть, измерить и объективно обнаружить с точки зрения стороннего наблюдателя. Первая проблема сознания, согласно Дамасио, состоит в следующем: как нейрональные паттерны превратились в видимые ментальные паттерны , или « образы » . Фундаментальные компоненты этих образов – квалиа, говорит Дамасио. Поэтому первая проблема сознания состоит в том, чтобы объяснить взаимоотношения между квалиа и нейробиологией. Дамасио полагает, что в конечном счете квалиа можно объяснить нейробиологией. Но это, в общем, и все, что он говорит о первой проблеме.</text:p>
      <text:p text:style-name="P49"><text:tab/>До сих пор формулировка проблемы Дамасио имеет смысл, но когда мы переходим к более высоким уровням сознания, его аргументы становятся несколько неясными. Образы состоят из квалиа, но могут быть осознаваемыми или неосознаваемыми, считает Дамасио. Похоже, он принимает спорную мысль о том, что квалиа могут существовать в форме, которая вовсе не должна быть сознательной.</text:p>
      <text:p text:style-name="P49"><text:tab/>Если простые квалиа могут существовать, не будучи осознаваемыми, то когда же в игру вступает сознание? Сознание – это единый ментальный паттерн, создающий единый объект и селф. Дамасио говорит метафорически о «кинофильме в мозге»: о качественных ментальных паттернах, или последовательностях динамических образов как таковых. Но это еще не сознание. Также должно быть ощущение того, что есть хозяин или зритель этого фильма в фильме. Присутствие селф в фильме также основано на образе, но не на перцептивном образе, а скорее на чувстве.</text:p>
      <text:p text:style-name="P49"><text:tab/>Если быть точным, это чувство того, что « что-то происходит в нашем присутствии » . Это особое чувство – постоянный образ, или ментальный паттерн, который является репрезентацией того, как организм относится к перцептивным объектам, находящимся вне его биологического организма. В мозге взаимодействие организма с окружающей средой отражается в феноменальном фильме: в этом фильме есть образ самого себя, ощущающего присутствие образов объектов и постоянно взаимодействующего с ними, при этом этот образ постоянно меняется, создавая новые взаимосвязи с объектами в процессе создания сознания.</text:p>
      <text:p text:style-name="P49">Пока теория Дамасио выглядит как сочетание нейрофеноменологии, подчеркивающей роль селф в воплощенном взаимодействии с окружающей средой, и теории виртуальной реальности, потому что воплощенное взаимодействие происходит в мозге, между образом организма и образами объектов.</text:p>
      <text:p text:style-name="P49"><text:tab/>Самый простой вид сознания для Дамасио – это ядро сознания. Оно представляет «здесь и сейчас» текущие отношения между ядром селф и объектами (образами объектов), присутствующими сейчас в ядре селф. Расширенное сознание , по контрасту, действует через всю личную историю и представляет собой не прерывающееся во времени автобиографическое селф и его отношения с прошлыми и будущими объектами. В этой книге мы назвали такую способность «ментальными путешествиями во времени», которые требуют самосознания.</text:p>
      <text:p text:style-name="P49"><text:tab/>Ядро сознания остается стабильным на протяжении всей жизни организма, и оно не требует ни рабочей памяти, ни долгосрочной памяти, ни языка, ни мышления. Оно есть и у животных. Расширенное сознание фактически идентично понятию, которое мы ранее в этой книге назвали «самосознанием».</text:p>
      <text:p text:style-name="P49">Нейрональные механизмы сознания включают три составляющие:</text:p>
      <text:p text:style-name="P49"><text:tab/>1) нейрональные паттерны, создающие образы организма (селф);</text:p>
      <text:p text:style-name="P49"><text:tab/>2) нейрональные паттерны, создающие образы объектов;</text:p>
      <text:p text:style-name="P49"><text:soft-page-break/><text:tab/>3) нейрональные паттерны, создающие образ отношений между организмом и объектами. <text:span text:style-name="T30">«Чтобы понять биологию сознания, нужно ответить на вопрос о том, как мозгу удается отобразить и этих двух игроков, и отношения между ними»</text:span> (Damasio, 1999, p. 20).</text:p>
      <text:p text:style-name="P49"><text:tab/>Внутренние карты объектов изменяются и постоянно обновляются, тогда как внутренняя карта организма (ощущение своего тела и селф) очень устойчива. Мы начинаем что-то осознавать, когда отношения между двумя внутренними картами мозга меняются, и это создает знание особого типа – знание о том, что собственное состояние организма изменилось под влиянием объекта. Организмы, не обладающие ядром сознания (лишенные сознания биологические «зомби»), также могут создавать в своем мозге образы зрительных объектов, звуков и т. д., но не осознают, что они это делают. Это утверждение тоже довольно неясное, ведь оно подразумевает, что у лишенных сознания организмов есть качества, которых они не знают или не чувствуют.</text:p>
      <text:p text:style-name="P49"><text:tab/>Ядро сознания зависит от структур мозга, которые можно назвать филогенетически древними, – например, это ствол мозга, поддерживающий основные жизненные функции организма, а также соматосенсорная и сингулярная кора, создающие карту тела и эмоций организма. Первичная сенсорная кора обеспечивает образы объектов. Нейрональные паттерны, лежащие в основе ядра сознания, входят в обширную сеть, которая объединяет образы селф и образы объектов.</text:p>
      <text:p text:style-name="P49"><text:tab/>Теория Дамасио содержит постулаты многих других теорий, и нелегко сказать, каковы ее философские основания. Одно можно утверждать наверняка: Дамасио отрицает атомизм; его взгляд на сознание холистичен. Сознание не возникает в форме изолированных квалиа. Оно возможно только на уровне сложного динамического мира, при наличии осознания самого селф. Эта теория, однако, содержит странную идею о том, что квалиа (образы или ментальные паттерны как таковые) могут существовать в неосознаваемой форме, даже у организмов, не обладающих сознанием. Неосознаваемые образы входят в сознание лишь тогда, когда они интегрированы в образы более высокого уровня и связаны с образом организма в акте знания.</text:p>
      <text:p text:style-name="P49"><text:tab/>Это значит, что теория Дамасио тесно связана с ТВП (см. главу 10). Более высокие репрезентативные отношения (между образами селф и объектов) составляют решающий «акт знания» и тем самым создают сознание. Акт знания похож на «ментальный акт» в ТВП, где репрезентация более высокого уровня включает в себя объект более низкого уровня. В некотором отношении ядро сознания Дамасио отличается от понятия сознания в ТВП. Ядро сознания кажется очень простым по содержанию и абсолютно независимым от типичных особенностей рефлексивного сознания, например языка и концептуального или пропозиционального мышления, тогда как в ТВП сознание, кажется, намного ближе к рефлексивному, чем к феноменальному, сознанию.</text:p>
      <text:p text:style-name="P49"><text:tab/>Теорию Дамасио критиковали за то, что она не пытается решить «трудную проблему» и объяснить происхождение квалиа. Сам Дамасио открыто признает этот недостаток, но в то же время, похоже, предполагает, что сознание, возможно, вообще возникает не на уровне квалиа, а на более высоком уровне образа селф и образов объектов:</text:p>
      <text:p text:style-name="P50"><text:tab/>«<text:span text:style-name="T30">Я открыт к критике и признаю, что рассматриваю проблему только так называемого самосознания и не уделяю внимания другой части этой проблемы, а именно вопросу квалиа. Если «самосознание» означает «сознание с ощущением себя», то этот термин описывает все человеческое сознание, и насколько я могу видеть, других видов сознания не существует»</text:span> (Damasio. 1999, p. 19).</text:p>
      <text:p text:style-name="P50"><text:tab/>В этом пункте Дамасио, возможно, близок к нейрофеноменологии и идее «предрефлексивного самосознания» – примитивного самосознания – как самой фундаментальной формы сознания. Но действительно ли все человеческое сознание сопровождается самосознанием? Допустим, самосознание подразумевает ощущение того, что есть хозяин или зритель фильма в фильме. Однако существует тип сновидений, который не вписывается в эту теорию. Примерно в 10% сновидений мы не видим самих себя, то есть в них нет персонажа, который был бы очевидным наблюдателем сновидения. Образы <text:soft-page-break/>сновидения (фильм в мозге во время сна) в этих случаях воспринимается с независимой, отстраненной точки зрения или с точки зрения кинокамеры. Может быть, такие сновидения – это осознаваемые переживания без самосознания? Или это переживания той формы, которой не может быть, если теория Дамасио верна? Дамасио об этом не говорит, потому что не рассматривает данные исследований сновидений в контексте своей теории.</text:p>
      <text:p text:style-name="P50"><text:tab/>Важный вклад Дамасио в теорию сознания – акцент на роли эмоций и тела (или, по крайней мере, образов тела). Сознание воплощено в селф и принадлежит ему, но возникает на основании эмоций и чувств. Его ядро находится под корой, в нейроанатомических структурах, которые есть не только у человека, но и у других животных. Многие другие теории сознания, рассмотренные выше, уделяют внимание только зрительному или перцептивному сознанию – перцептивным образам объекта, – пренебрегая при этом эмоциями и телом. Главная проблема теории Дамасио – использование причудливых концепций и неясных представлений, смешивающих философские идеи из самых разных источников. В каком-то смысле его теория перекликается с эмерджентным материализмом и биологическим натурализмом Сирла. В других аспектах Дамасио, похоже, смешивает феноменальное сознание, рефлексивное сознание и самосознание и создает комбинацию, напоминающую нейрофеноменологическую концепцию сознания в ТВП.</text:p>
      <text:p text:style-name="P50"><text:tab/><text:span text:style-name="T28">8) O</text:span><text:span text:style-name="T20">сновные разногласия теорий сознания</text:span></text:p>
      <text:p text:style-name="P50"><text:tab/>Существует три основных проблемы, которые делят теории сознания на несколько групп. Эти проблемы связаны с их фундаментальными базовыми гипотезами: философскими, метафизическими взглядами на то, что такое сознание и каково его место в мире.</text:p>
      <text:p text:style-name="P55"><text:span text:style-name="T33"><text:tab/>а) </text:span>Местоположение сознания: экстернализм против интернализма</text:p>
      <text:p text:style-name="P50"><text:tab/>Где находится сознание? Эмпирические теории, которые мы рассмотрели, поддерживают идею интернализма. Согласно этим теориям, сознание и квалиа – это особенности мозговой активности, и поэтому они, в буквальном смысле, находятся в мозге. То есть когда мы воспринимаем зрительные образы, то на самом деле контактируем с «нейрональной реальностью» мозга, с внутренней моделью мира, хотя нам кажется, что мы видим внешний мир и физические объекты. Чтобы выяснить, где в мозге находится реальность сознания, нужно исследовать нейрональные корреляты и механизмы сознания с помощью методов нейронауки.</text:p>
      <text:p text:style-name="P50"><text:tab/>Наоборот, согласно некоторым философским теориям (в частности, сенсомоторной теории и репрезентационалистской теории), сознание никоим образом не вытекает из деятельности мозга, и поэтому содержание сознания не может находиться в мозге. Следовательно, поиск нейрональных коррелятов сознания – совершенно бесполезное занятие. Такие представления свойственны философскому экстернализму: он утверждает, что разум и сознание (и особенно их ментальное, основанное на переживании содержание) находятся не в голове и не в мозге, но, в некотором смысле, во внешнем мире. Открывая глаза, мы видим реальный мир, а не внутренность своего мозга.</text:p>
      <text:p text:style-name="P50"><text:tab/>Кажется, все ведущие эмпирические теории когнитивной нейронаука поддерживают интернализм, по крайней мере неявно, и поэтому в когнитивной нейронауке поиск нейрональных коррелятов сознания считается важным шагом к объяснению сознания.</text:p>
      <text:p text:style-name="P50">Фундаментальная природа сознания: феноменология против когнитивных функций</text:p>
      <text:p text:style-name="P50"><text:tab/><text:span text:style-name="T34">б) </text:span><text:span text:style-name="T30">Каковы отношения между сознанием и когнитивными функциями? Зависит ли сознание от когнитивных аспектов, особенно от когнитивных функций «высшего уровня» – внимания, мышления, рабочей памяти, намеренных действий, вербальных сообщений? Или нет? Или оно идентично им?</text:span></text:p>
      <text:p text:style-name="P50"><text:tab/>Некоторые теории рассматривают сознание как чистую феноменологию – как независимые субъективные квалиа, основанные на личном опыте и не зависящие от когнитивных функций. Они считают, что наиболее фундаментальная форма сознания – это чистое феноменальное сознание. Оно существует в форме качественной субъективности, возникающей в результате особого типа нейрональной активности в некоторых отделах <text:soft-page-break/>головного мозга, и необязательно связанных с когнитивными функциями более высокого порядка. Поэтому феноменальное возможно также в тех состояниях и у тех существ, где нет когнитивных функций высшего уровня и возможности вербального описания. Критерий феноменального – это нейрональный механизм или нейрональная активность: например, рекуррентная обработка, позволяющая интегрировать информацию.</text:p>
      <text:p text:style-name="P50"><text:tab/>Другие теории рассматривают сознание как когнитивную функцию. По крайней мере, они считают, что оно обязательно зависит от таких функций. Для них фундаментальная форма сознания – это рефлексивное сознание, или сознание, обусловленное доступом, которое может быть определено по его функциональным (а не феноменальным) особенностям. Для этих теорий критерий сознания – доступ к механизмам выхода на поведение или речь и возможность вербального отчета. Нейрональный механизм сознания – своего рода глобальное рабочее пространство с широкими возможностями к доступу управления поведением. Информация входит в сознание или в рабочее пространство только посредством нисходящего фронтопариетального селективного внимания, или, согласно теориям более высоких уровней, проливая свет на последующие сенсорные состояния более низкого уровня.</text:p>
      <text:p text:style-name="P50"><text:tab/>В настоящее время эти разногласия – самый серьезный барьер, отделяющий различные теории сознания друг от друга, а также влияющий на интерпретацию эмпирических данных, связанных с нейрональными коррелятами сознания. Поэтому когда обнаруживаются корреляции нейрональных феноменов с осознанным восприятием, готовность интерпретировать их как коррелят фактического субъективного переживания , связанного с восприятием, во многом зависит от того, кто интерпретирует эти результаты, и от того, каковы основания теории сознания, которой следует интерпретатор.</text:p>
      <text:p text:style-name="P50"><text:tab/>Один теоретик может интерпретировать паттерн активности в первичной зрительной зоне коры мозга как признак наличия зрительного феноменального сознания, а другой – как, прежде всего, неосознаваемую или подсознательную зрительную обработку, происходящую без участия сознания до тех пор, пока в игру не вступят когнитивные функции более высокого порядка. Не имея объективного детектора сознания, эти (в основном философские) разногласия невозможно преодолеть с помощью обычных поведенческих тестов или нейрофизиологических исследований.</text:p>
      <text:p text:style-name="P55"><text:tab/><text:span text:style-name="T34">в) </text:span>Фундаментальная форма феноменального сознания: атомизм против холизма</text:p>
      <text:p text:style-name="P50"><text:tab/>Третье разногласие касается традиционной проблемы, снова возникшей в современных исследованиях сознания. В истории исследований сознания это разногласие ярче всего проявлялось в теориях структурализма и гештальт-психологии. Современные ученые принимают позиции одной из двух этих теорий. Теория микросознания Зеки представляет собой атомистический взгляд в духе структурализма: сознание – это, по сути, набор простых квалиа, каждое из них возникает в мозге независимо и в изоляции от других, и только позже эти квалиа объединяются и формируют единые, целостные объекты восприятия.</text:p>
      <text:p text:style-name="P50"><text:tab/>Противоположный полюс занимают, прежде всего, общая теория поля (Сирл), теория динамического ядра (Тонони и Эдельман), теория интеграции информации (Тонони) и теория сознания Дамасио. Все эти теории предполагают, что сознание – это единый, целостный феномен. Отдельные квалиа – просто модуляции общего поля: рябь на поверхности глобальной, интегрированной эмпирической сферы. Единство и интеграция – необходимые предпосылки сознания; ничто феноменально субъективное не может существовать само по себе, вне общего поля.</text:p>
      <text:p text:style-name="P50"><text:tab/>Наша позиция по этому вопросу также может задать направление исследованиям нейрональных механизмов сознания в мозге. Что нам нужно искать? Разные фрагменты микросознания, распределенные по всей коре, или единую, целостную биоэлектрическую сферу в рамках таламокортикальных сетей?</text:p>
      <text:p text:style-name="P51"><text:tab/></text:p>
      <text:p text:style-name="P51"/>
      <text:p text:style-name="P19"><text:soft-page-break/><text:span text:style-name="T16">III </text:span><text:span text:style-name="T15">Заключение</text:span></text:p>
      <text:p text:style-name="P52"><text:tab/></text:p>
      <text:p text:style-name="P52"><text:tab/>Поиск нейрональных коррелятов сознания может идти в самых разных направлениях, в зависимости от того, какую теорию мы берем в качестве начальной точки наших исследований. Ищем ли мы набор широко распределенных фрагментов микросознания от разных модулей коры? Тогда, если уровень активности в модуле восприятия цвета V4 достигает определенного уровня, должна возникнуть феноменология цвета, а затем она «транспортируется» в другое место, где будет связана с формой, расположением и движением.</text:p>
      <text:p text:style-name="P50"><text:tab/>Или нужно искать рекуррентную обработку между разными областями коры мозга? Возможно, феноменальные свойства возникают лишь на том этапе, где целостные перцептивные репрезентации связываются воедино, даже если это происходит в изоляции от языка и вербальных отчетов.</text:p>
      <text:p text:style-name="P50"><text:tab/>Третья альтернатива – искать единую, общую систему сознания, например динамическое ядро в таламокортикальной системе: возможно, феноменология возникает уже после того, как результаты обработки в коре достигают этой глобальной единой системы, или, возможно, сознание – это глобальное единое поле, которое модулируется стимулами? А может быть, для сознания необходимы возможность вербального отчета и когнитивная рефлексия более высокого уровня? В этом случае нужно исследовать рабочую память коры и системы речи как необходимые условия сознания.</text:p>
      <text:p text:style-name="P50"><text:tab/>До тех пор, пока у нас нет ясного и общепринятого понимания того, что такое сознание – является оно единым целым или набором феноменальных фрагментов, распределено оно последовательно в модулях коры или остается целостной сферой в рамках таламокортикальной системы, обязательно оно связано с селективным вниманием и возможностью вербального отчета или нет, – у нас не будет ясного понимания того, как и где искать нейрональные механизмы сознания. Мы наблюдаем некоторый прогресс в данной области исследований, но прежде чем мы хоть немного приблизимся к созданию Единой теории сознания, нам предстоит еще очень многое сделать.</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8"><text:soft-page-break/>Список литературы</text:p>
      <text:p text:style-name="P62"/>
      <text:p text:style-name="P62"/>
      <text:p text:style-name="P63"><text:span text:style-name="T40">Философия (конспект лекций). - </text:span>М.: Приор-издат, 2004. - 224 с. Автор-составитель: <text:span text:style-name="T29">Якушев <text:s/>А. В.</text:span></text:p>
      <text:p text:style-name="P59"/>
      <text:p text:style-name="P59"/>
      <text:p text:style-name="P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Libertation serif" svg:font-family="'Libert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style:font-size-asian="24pt" style:font-weight-asian="bold" style:font-name-complex="Lohit Hindi" style:font-size-complex="2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21T09:41:26.454709138</meta:creation-date>
    <dc:date>2014-06-03T08:38:19.965309653</dc:date>
    <meta:editing-duration>PT3H21M37S</meta:editing-duration>
    <meta:editing-cycles>180</meta:editing-cycles>
    <meta:generator>LibreOffice/4.1.2.3$Linux_X86_64 LibreOffice_project/410m0$Build-3</meta:generator>
    <meta:print-date>2014-06-02T07:50:40.079438179</meta:print-date>
    <meta:document-statistic meta:table-count="1" meta:image-count="2" meta:object-count="0" meta:page-count="26" meta:paragraph-count="203" meta:word-count="10496" meta:character-count="82117" meta:non-whitespace-character-count="71544"/>
  </office:meta>
</office:document-meta>
</file>